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264in"/>
    </style:style>
    <style:style style:name="co3" style:family="table-column">
      <style:table-column-properties fo:break-before="auto" style:column-width="0.7071in"/>
    </style:style>
    <style:style style:name="co4" style:family="table-column">
      <style:table-column-properties fo:break-before="auto" style:column-width="0.611in"/>
    </style:style>
    <style:style style:name="co5" style:family="table-column">
      <style:table-column-properties fo:break-before="auto" style:column-width="0.9752in"/>
    </style:style>
    <style:style style:name="co6" style:family="table-column">
      <style:table-column-properties fo:break-before="auto" style:column-width="0.5783in"/>
    </style:style>
    <style:style style:name="co7" style:family="table-column">
      <style:table-column-properties fo:break-before="auto" style:column-width="0.3217in"/>
    </style:style>
    <style:style style:name="co8" style:family="table-column">
      <style:table-column-properties fo:break-before="auto" style:column-width="0.2783in"/>
    </style:style>
    <style:style style:name="co9" style:family="table-column">
      <style:table-column-properties fo:break-before="auto" style:column-width="1.76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484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5283in" fo:break-before="auto" style:use-optimal-row-height="false"/>
    </style:style>
    <style:style style:name="ro7" style:family="table-row">
      <style:table-row-properties style:row-height="0.5693in" fo:break-before="auto" style:use-optimal-row-height="fals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0.953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3209in" fo:break-before="auto" style:use-optimal-row-height="false"/>
    </style:style>
    <style:style style:name="ro12" style:family="table-row">
      <style:table-row-properties style:row-height="2.0417in" fo:break-before="auto" style:use-optimal-row-height="true"/>
    </style:style>
    <style:style style:name="ro13" style:family="table-row">
      <style:table-row-properties style:row-height="1.1091in" fo:break-before="auto" style:use-optimal-row-height="true"/>
    </style:style>
    <style:style style:name="ro14" style:family="table-row">
      <style:table-row-properties style:row-height="1.4193in" fo:break-before="auto" style:use-optimal-row-height="true"/>
    </style:style>
    <style:style style:name="ro15" style:family="table-row">
      <style:table-row-properties style:row-height="1.7307in" fo:break-before="auto" style:use-optimal-row-height="true"/>
    </style:style>
    <style:style style:name="ro16" style:family="table-row">
      <style:table-row-properties style:row-height="1.8862in" fo:break-before="auto" style:use-optimal-row-height="true"/>
    </style:style>
    <style:style style:name="ro17" style:family="table-row">
      <style:table-row-properties style:row-height="2.3528in" fo:break-before="auto" style:use-optimal-row-height="true"/>
    </style:style>
    <style:style style:name="ro18" style:family="table-row">
      <style:table-row-properties style:row-height="1.5752in" fo:break-before="auto" style:use-optimal-row-height="true"/>
    </style:style>
    <style:style style:name="ro19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 U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000000"/>
      <style:text-properties fo:color="#ffffff"/>
    </style:style>
    <style:style style:name="ce6" style:family="table-cell" style:parent-style-name="Default">
      <style:table-cell-properties fo:background-color="#000000"/>
      <style:text-properties fo:color="#fffff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000000" fo:wrap-option="wrap"/>
      <style:text-properties fo:color="#ffffff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000000" fo:wrap-option="wrap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0000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ec9ba4" style:text-align-source="fix" style:repeat-content="false" style:vertical-align="middle"/>
      <style:paragraph-properties fo:text-align="center" fo:margin-left="0in"/>
      <style:text-properties fo:color="#ffffff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 Arabic U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a6a6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ec9ba4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transparent"/>
      <style:text-properties fo:color="#800080"/>
    </style:style>
    <style:style style:name="ce16" style:family="table-cell" style:parent-style-name="Default">
      <style:table-cell-properties fo:background-color="transparent"/>
      <style:text-properties fo:color="#800080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transparent" fo:wrap-option="wrap"/>
      <style:text-properties fo:color="#80008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 fo:wrap-option="wrap"/>
      <style:text-properties fo:color="#800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/>
      <style:text-properties fo:color="#800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 fo:wrap-option="wrap"/>
      <style:text-properties fo:color="#2a6099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81d41a"/>
      <style:text-properties fo:color="#00a933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81d41a"/>
      <style:text-properties fo:color="#800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8000"/>
      <style:text-properties fo:color="#800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00a933"/>
      <style:text-properties fo:color="#800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81d41a" style:vertical-align="middle"/>
      <style:text-properties fo:color="#800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ffff00"/>
      <style:text-properties fo:color="#800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666666"/>
      <style:text-properties fo:color="#800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 U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5"/>
        <table:table-column table:style-name="co3" table:default-cell-style-name="Default"/>
        <table:table-column table:style-name="co4" table:default-cell-style-name="ce39"/>
        <table:table-column table:style-name="co5" table:default-cell-style-name="ce39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4" table:default-cell-style-name="Default"/>
        <table:table-row table:style-name="ro1">
          <table:table-cell table:style-name="ce3" office:value-type="string" calcext:value-type="string" table:number-columns-spanned="12" table:number-rows-spanned="1">
            <text:p>MINISHELL 🐚</text:p>
          </table:table-cell>
          <table:covered-table-cell table:number-columns-repeated="11"/>
          <table:table-cell table:style-name="ce4" table:number-columns-repeated="19"/>
          <table:table-cell table:number-columns-repeated="993"/>
        </table:table-row>
        <table:table-row table:style-name="ro1">
          <table:table-cell table:style-name="ce3" office:value-type="string" calcext:value-type="string" table:number-columns-spanned="12" table:number-rows-spanned="20">
            <text:p>⚠️⚠️⚠️⚠️⚠️⚠️⚠️⚠️⚠️⚠️⚠️</text:p>
            <text:p/>
            <text:p>ATTENTION</text:p>
            <text:p>Les comportements presents dans cet Excel ne sont pas tous a gerer dans la Mandatory du projet Minishell !</text:p>
            <text:p>Ne vous mettez pas la pression pour essayer de tous les gerer !</text:p>
            <text:p>Verifiez juste pour ces cas non gerables s'ils ne Segfault pas, ou n'effectuent pas un comportement suspect !</text:p>
            <text:p>Utilisez votre bon sens pour exploiter au mieux ce document et faire un Minishell pas trop ambitieux, selon votre situation du projet.</text:p>
            <text:p>(Par contre, si vous etes chauds pour tout gerer, GG a vous !)</text:p>
            <text:p/>
            <text:p/>
            <text:p>Bon courage et n'hesitez pas a m'envoyer un MP si besoin ! </text:p>
            <text:p/>
            <text:p/>
            <text:p>(GitHub : vietdu91 / Discord : vietdu91#6048 / Intra : emtran)</text:p>
            <text:p/>
            <text:p>⚠️⚠️⚠️⚠️⚠️⚠️⚠️⚠️⚠️⚠️⚠️</text:p>
          </table:table-cell>
          <table:covered-table-cell table:number-columns-repeated="11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2">
          <table:table-cell table:style-name="ce2" office:value-type="string" calcext:value-type="string" table:number-columns-spanned="12" table:number-rows-spanned="1">
            <text:p>Gestion des comportements</text:p>
          </table:table-cell>
          <table:covered-table-cell table:style-name="ce6"/>
          <table:covered-table-cell table:style-name="ce33"/>
          <table:covered-table-cell table:number-columns-repeated="2" table:style-name="ce16"/>
          <table:covered-table-cell table:number-columns-repeated="7" table:style-name="ce33"/>
          <table:table-cell table:style-name="ce31" table:number-columns-repeated="19"/>
          <table:table-cell table:style-name="ce33" table:number-columns-repeated="993"/>
        </table:table-row>
        <table:table-row table:style-name="ro3">
          <table:table-cell table:style-name="ce8" table:number-columns-spanned="1" table:number-rows-spanned="2"/>
          <table:table-cell table:style-name="ce7" office:value-type="string" calcext:value-type="string" table:number-columns-spanned="1" table:number-rows-spanned="2">
            <text:p>test.c</text:p>
          </table:table-cell>
          <table:table-cell table:style-name="ce8" table:number-columns-spanned="1" table:number-rows-spanned="2"/>
          <table:table-cell table:style-name="ce17" office:value-type="string" calcext:value-type="string">
            <text:p>A faire</text:p>
          </table:table-cell>
          <table:table-cell table:style-name="ce20" office:value-type="string" calcext:value-type="string">
            <text:p>Test Parsing</text:p>
          </table:table-cell>
          <table:table-cell table:style-name="ce54" office:value-type="string" calcext:value-type="string">
            <text:p>A tester</text:p>
          </table:table-cell>
          <table:table-cell table:style-name="ce54" office:value-type="string" calcext:value-type="string">
            <text:p>Leaks ?</text:p>
          </table:table-cell>
          <table:table-cell table:style-name="ce54" office:value-type="string" calcext:value-type="string">
            <text:p>Fonctionne</text:p>
          </table:table-cell>
          <table:table-cell table:style-name="ce54" office:value-type="string" calcext:value-type="string" table:number-columns-spanned="1" table:number-rows-spanned="2">
            <text:p>Comportement decide</text:p>
          </table:table-cell>
          <table:table-cell table:style-name="ce54" office:value-type="string" calcext:value-type="string" table:number-columns-spanned="1" table:number-rows-spanned="2">
            <text:p>Comportement attendu</text:p>
          </table:table-cell>
          <table:table-cell table:style-name="ce54" office:value-type="string" calcext:value-type="string" table:number-columns-spanned="1" table:number-rows-spanned="2">
            <text:p>Sortie d'exit (echo $?)</text:p>
          </table:table-cell>
          <table:table-cell table:style-name="ce54" office:value-type="string" calcext:value-type="string" table:number-columns-spanned="1" table:number-rows-spanned="2">
            <text:p>Notes</text:p>
          </table:table-cell>
          <table:table-cell table:style-name="ce8" table:number-columns-repeated="19"/>
          <table:table-cell table:style-name="ce32" table:number-columns-repeated="993"/>
        </table:table-row>
        <table:table-row table:style-name="ro4">
          <table:covered-table-cell table:number-columns-repeated="3"/>
          <table:table-cell table:style-name="ce18" office:value-type="string" calcext:value-type="string">
            <text:p>X</text:p>
          </table:table-cell>
          <table:table-cell table:style-name="ce18"/>
          <table:table-cell table:style-name="ce1"/>
          <table:table-cell table:number-columns-repeated="2" table:style-name="ce1" office:value-type="string" calcext:value-type="string">
            <text:p>OK KO</text:p>
          </table:table-cell>
          <table:covered-table-cell table:number-columns-repeated="4"/>
          <table:table-cell table:style-name="ce4" table:number-columns-repeated="19"/>
          <table:table-cell table:number-columns-repeated="993"/>
        </table:table-row>
        <table:table-row table:style-name="ro5">
          <table:table-cell table:style-name="ce3" office:value-type="string" calcext:value-type="string" table:number-columns-spanned="1" table:number-rows-spanned="57">
            <text:p>CARACTERES A LA VOLEE (SYNTAXE) 🌦</text:p>
          </table:table-cell>
          <table:table-cell table:style-name="ce27" office:value-type="string" calcext:value-type="string">
            <text:p>$&gt; \n (touche entrée)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table-cell table:style-name="ce3" office:value-type="string" calcext:value-type="string" table:number-columns-spanned="1" table:number-rows-spanned="5">
            <text:p>$&gt;</text:p>
          </table:table-cell>
          <table:table-cell table:style-name="ce1" office:value-type="string" calcext:value-type="string">
            <text:p>Exit de l'ancienne commande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[que des espaces]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covered-table-cell/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[que des tabulations]</text:p>
          </table:table-cell>
          <table:table-cell table:style-name="ce4" office:value-type="string" calcext:value-type="string">
            <text:p>x faire une tab : ctrl+v lacher puis tab</text:p>
          </table:table-cell>
          <table:table-cell table:style-name="ce19"/>
          <table:table-cell table:style-name="ce21"/>
          <table:table-cell table:style-name="ce4"/>
          <table:table-cell table:style-name="ce1" table:number-columns-repeated="3"/>
          <table:covered-table-cell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rl + V + Tab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: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covered-table-cell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rche aussi pour "#"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!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covered-table-cell/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&gt;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3" office:value-type="string" calcext:value-type="string" table:number-columns-spanned="1" table:number-rows-spanned="5">
            <text:p>bash: syntax error near</text:p>
            <text:p>unexpected token `newline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&lt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covered-table-cell/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&gt;&gt;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covered-table-cell/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&lt;&lt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covered-table-cell/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&lt;&gt;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covered-table-cell/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6">
          <table:covered-table-cell/>
          <table:table-cell table:style-name="ce27" office:value-type="string" calcext:value-type="string">
            <text:p>$&gt; &gt;&gt;&gt;&gt;&gt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7">
          <table:covered-table-cell/>
          <table:table-cell table:style-name="ce27" office:value-type="string" calcext:value-type="string">
            <text:p>$&gt; &gt;&gt;&gt;&gt;&gt;&gt;&gt;&gt;&gt;&gt;&gt;&gt;&gt;&gt;&gt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lt;&lt;&lt;&lt;&lt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&lt;&l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lt;&lt;&lt;&lt;&lt;&lt;&lt;&lt;&lt;&lt;&lt;&lt;&lt;&lt;&lt;&lt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&lt;&l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gt; &gt; &gt; &gt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&g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rche aussi pour &lt;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gt;&gt; &gt;&gt; &gt;&gt; &gt;&gt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rche aussi pour &lt;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gt;&gt;&gt;&gt; &gt;&gt; &gt;&gt; &gt;&gt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rche aussi pour &lt;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/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/: Is a directory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//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//: Is a directory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/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/.: Is a directory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/./../../../../.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/./../../../../..: Is a directory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///////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///////: Is a directory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\\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\: command not found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\\\\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\\: command not found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\\\\\\\\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\\\\: command not found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-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-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Marche aussi pour "_@°]=+£$?"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|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rche aussi pour les metacharacters "&amp;();"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| hola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| | |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||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|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|||||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|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|||||||||||||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|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gt;&gt;|&gt;&lt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amp;&amp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amp;&amp;&amp;&amp;&amp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amp;&amp;&amp;&amp;&amp;&amp;&amp;&amp;&amp;&amp;&amp;&amp;&amp;&amp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;;</text:p>
          </table:table-cell>
          <table:table-cell table:style-name="ce11" office:value-type="string" calcext:value-type="string">
            <text:p>NON GERE</text:p>
          </table:table-cell>
          <table:table-cell table:style-name="ce19"/>
          <table:table-cell table:style-name="ce24" office:value-type="string" calcext:value-type="string">
            <text:p>NON GER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;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;;;;;</text:p>
          </table:table-cell>
          <table:table-cell table:style-name="ce11" office:value-type="string" calcext:value-type="string">
            <text:p>NON GERE</text:p>
          </table:table-cell>
          <table:table-cell table:style-name="ce19"/>
          <table:table-cell table:style-name="ce24" office:value-type="string" calcext:value-type="string">
            <text:p>NON GER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;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;;;;;;;;;;;;;;;</text:p>
          </table:table-cell>
          <table:table-cell table:style-name="ce11" office:value-type="string" calcext:value-type="string">
            <text:p>NON GERE</text:p>
          </table:table-cell>
          <table:table-cell table:style-name="ce19"/>
          <table:table-cell table:style-name="ce24" office:value-type="string" calcext:value-type="string">
            <text:p>NON GER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;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(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)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( ( ) 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)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( ( ( ( ) ) ) 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)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""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"hola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'hola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''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*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rashtest.c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*/*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Docs/attest.cation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*/*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*/*: No such file or directory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[BONUS] S'il n'y aucun dossier à l'intérieur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.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.: filename argument required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..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..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~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/home/vietdu91: Is a directory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ABC=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!\ A gerer comme une erreur 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4ABC=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4ABC=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hola que ta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Makefil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Makefile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3" office:value-type="string" calcext:value-type="string" table:number-columns-spanned="1" table:number-rows-spanned="114">
            <text:p>ECHO 🎉</text:p>
          </table:table-cell>
          <table:table-cell table:style-name="ce27" office:value-type="string" calcext:value-type="string">
            <text:p>$&gt; ech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-n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cho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-n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..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-n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"-n"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-n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-n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-n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 -n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Que Ta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 Que Ta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Que Ta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 Que Ta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\n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n 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 gerer ?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" "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""''echo hola""'''' que""'' tal""'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 que ta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-n -n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-n -n Hola Que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table-cell table:style-name="ce1" office:value-type="string" calcext:value-type="string">
            <text:p>Hola Que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-p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table-cell table:style-name="ce1" office:value-type="string" calcext:value-type="string">
            <text:p>-p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-nnnnn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-n -nnn -nnnn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-n-nnn -nnnn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table-cell table:style-name="ce1" office:value-type="string" calcext:value-type="string">
            <text:p>-n-nnn -nnnn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-n -nnn hola -nnnn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table-cell table:style-name="ce1" office:value-type="string" calcext:value-type="string">
            <text:p>hola -nnnn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-n -nnn-nnnn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table-cell table:style-name="ce1" office:value-type="string" calcext:value-type="string">
            <text:p>-nnn-nnnn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--------n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--------n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-nnn --------n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--------n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-nnn -----nn---nnnn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-----nn---nnnn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-nnn --------nnnn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--------nnnn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$</text:p>
          </table:table-cell>
          <table:table-cell table:style-name="ce12" office:value-type="string" calcext:value-type="string" table:number-columns-spanned="1" table:number-rows-spanned="7">
            <text:p>Pas encore gere dans echo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$?</text:p>
          </table:table-cell>
          <table:covered-table-cell table:style-name="ce13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0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nvoie le code de retour du dernier pipeline exécuté à l'avant-plan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$?$</text:p>
          </table:table-cell>
          <table:covered-table-cell table:style-name="ce13"/>
          <table:table-cell table:style-name="ce19"/>
          <table:table-cell table:style-name="ce22"/>
          <table:table-cell table:style-name="ce4"/>
          <table:table-cell table:style-name="ce1"/>
          <table:table-cell table:style-name="ce30"/>
          <table:table-cell table:style-name="ce1"/>
          <table:table-cell table:style-name="ce1" office:value-type="string" calcext:value-type="string">
            <text:p>0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$? | echo $? | echo $?</text:p>
          </table:table-cell>
          <table:covered-table-cell table:style-name="ce13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0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$:$= | cat -e</text:p>
          </table:table-cell>
          <table:covered-table-cell table:style-name="ce13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:$=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" $ " | cat -e</text:p>
          </table:table-cell>
          <table:covered-table-cell table:style-name="ce13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 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' $ ' | cat -e</text:p>
          </table:table-cell>
          <table:covered-table-cell table:style-name="ce13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 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$HOME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\$HOME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my shit terminal is [$TERM]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my shit terminal is [xterm-256color]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my shit terminal is [$TERM4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my shit terminal is [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my shit terminal is [$TERM4]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my shit terminal is []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$UID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1000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cho $HOME9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rche pour tous les caractères alphanumériques de l'ASCII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$9HOME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$HOME%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%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rche pour les autres caractères (ponctuation, caractères non-ASCII, etc.)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$UID$HOME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1000/home/vietdu91%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Le path de mon HOME est $HOME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Le path de mon HOME est /home/vietdu91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$USER$var\$USER$USER\$USERtest$USER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vietdu91$USERvietdu91$USERtestvietdu91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 ne pas gerer si '\' non gere :</text:p>
            <text:p>Doit sortir : vietdu91vietdu91vietdu91vietdu91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$hola*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s d'un variable inexistant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-nnnn $hola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&gt; &lt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&l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| |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echo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echoE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.echo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.echo.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gt;echo&gt;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newline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lt;echo&lt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newline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gt;&gt;echo&gt;&gt;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newline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|echo|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|echo -n hola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cho *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'*'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*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rche aussi pour les double quotes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D*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Docs Dockers Drawings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*Z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*Z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*t hola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test.c 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*t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$*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cho hola*hola *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*hola 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cho $hola*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$HOME*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$"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"$""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'$''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$"HOME"</text:p>
          </table:table-cell>
          <table:table-cell table:style-name="ce4"/>
          <table:table-cell table:style-name="ce19"/>
          <table:table-cell table:style-name="ce51"/>
          <table:table-cell table:style-name="ce4"/>
          <table:table-cell table:style-name="ce1" table:number-columns-repeated="3"/>
          <table:table-cell table:style-name="ce1" office:value-type="string" calcext:value-type="string">
            <text:p>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$''HOM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$""HOM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"$HO"M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'$HO'M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"$HO""ME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'$HO''ME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1">
          <table:covered-table-cell/>
          <table:table-cell table:style-name="ce27" office:value-type="string" calcext:value-type="string">
            <text:p>$&gt; echo "'$HO''ME'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''ME'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⚠️ Il y a bien 3 singles quotes avant le ME. Je ne sais pas pourquoi Excel tronque à l'affichage le 3e quote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""$HOM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"" $HOM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</text:p>
            <text:p>$&gt;</text:p>
          </table:table-cell>
          <table:table-cell table:style-name="ce4" table:number-columns-repeated="21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''$HOM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'' $HOM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</text:p>
            <text:p>$&gt;</text:p>
          </table:table-cell>
          <table:table-cell table:style-name="ce4" table:number-columns-repeated="21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$"HO""ME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$'HO''ME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$'HOME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"$"HOM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$=HOME</text:p>
          </table:table-cell>
          <table:table-cell table:style-name="ce4"/>
          <table:table-cell table:style-name="ce19"/>
          <table:table-cell table:style-name="ce52" office:value-type="string" calcext:value-type="string">
            <text:p>SPLIT OU EXPAND? JE PENSE PLUTOT EXPAND ET EXPORT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$=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$"HOLA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$'HOLA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cho $DONTEXIST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e cas ou la variable n'existe pas et n'est pas importee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"hola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'hola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''hola'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''h'o'la'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"''h'o'la''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'h'o'la''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"'"h'o'la"'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'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"'hola'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cho'hola': command not found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"'hola'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'hola'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'"hola"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"hola"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'''ho"''''l"a''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"l"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"""""""""""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"''''''''''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''''''''''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'''''''''''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'""""""""""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""""""""""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"cho hola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cho 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'cho hola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cho 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"hola "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 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""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""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""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""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""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""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bonjour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"e"'c'ho 'b'"o"nj"o"'u'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27" office:value-type="string" calcext:value-type="string">
            <text:p>$&gt; ""e"'c'ho 'b'"o"nj"o"'u'r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'c'ho 'b'onjo'u'r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echo "$DONTEXIST"Makefil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Makefil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echo "$DONTEXIST""Makefile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Makefil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echo "$DONTEXIST" "Makefile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Makefil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ttention a l'espace avant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table-cell table:style-name="ce3" office:value-type="string" calcext:value-type="string" table:number-columns-spanned="1" table:number-rows-spanned="10">
            <text:p>💰</text:p>
          </table:table-cell>
          <table:table-cell table:style-name="ce27" office:value-type="string" calcext:value-type="string">
            <text:p>$&gt; $?</text:p>
          </table:table-cell>
          <table:table-cell table:style-name="ce4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0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Renvoie le code de retour du dernier pipeline exécuté à l'avant-plan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$?$?</text:p>
          </table:table-cell>
          <table:table-cell table:style-name="ce4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00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?$HOME</text:p>
          </table:table-cell>
          <table:table-cell table:style-name="ce4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?/home/vietdu91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$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$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$HOM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/home/vietdu91: Is a directory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$HOMEdskjhfkdshfs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"$HOMEdskjhfkdshfsd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'$HOMEdskjhfkdshfsd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$HOMEsddfddfssfdfs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$DONTEXIS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s d'un variable inexistant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$LESS$VA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-R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3" office:value-type="string" calcext:value-type="string" table:number-columns-spanned="1" table:number-rows-spanned="10">
            <text:p>SIGNAUX 🛰</text:p>
          </table:table-cell>
          <table:table-cell table:style-name="ce27" office:value-type="string" calcext:value-type="string">
            <text:p>$&gt; Ctlr-C</text:p>
          </table:table-cell>
          <table:table-cell table:style-name="ce4"/>
          <table:table-cell table:style-name="ce19"/>
          <table:table-cell table:style-name="ce28"/>
          <table:table-cell table:style-name="ce4"/>
          <table:table-cell table:style-name="ce1" table:number-columns-repeated="3"/>
          <table:table-cell table:style-name="ce1" office:value-type="string" calcext:value-type="string">
            <text:p>$&gt; ^C</text:p>
            <text:p>$&gt;</text:p>
          </table:table-cell>
          <table:table-cell table:style-name="ce1" office:value-type="float" office:value="130" calcext:value-type="float">
            <text:p>13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holaCtlr-C</text:p>
          </table:table-cell>
          <table:table-cell table:style-name="ce4"/>
          <table:table-cell table:style-name="ce19"/>
          <table:table-cell table:style-name="ce28"/>
          <table:table-cell table:style-name="ce4"/>
          <table:table-cell table:style-name="ce1" table:number-columns-repeated="3"/>
          <table:table-cell table:style-name="ce1" office:value-type="string" calcext:value-type="string">
            <text:p>$&gt; hola^C</text:p>
            <text:p>$&gt;</text:p>
          </table:table-cell>
          <table:table-cell table:style-name="ce1" office:value-type="float" office:value="130" calcext:value-type="float">
            <text:p>13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cat (faire Ctlr-C apres avoir fait plusieurs fois [ENTREE])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^C</text:p>
            <text:p>$&gt;</text:p>
          </table:table-cell>
          <table:table-cell table:style-name="ce1" office:value-type="float" office:value="130" calcext:value-type="float">
            <text:p>13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cat | rev(faire Ctlr-C apres avoir fait plusieurs fois [ENTREE])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^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Ctlr-D</text:p>
          </table:table-cell>
          <table:table-cell table:style-name="ce4"/>
          <table:table-cell table:style-name="ce19"/>
          <table:table-cell table:style-name="ce28"/>
          <table:table-cell table:style-name="ce4"/>
          <table:table-cell table:style-name="ce1" table:number-columns-repeated="3"/>
          <table:table-cell table:style-name="ce1" office:value-type="string" calcext:value-type="string">
            <text:p>$&gt; exit</text:p>
            <text:p>~/minishell 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ort du programme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hola Ctlr-D</text:p>
          </table:table-cell>
          <table:table-cell table:style-name="ce4"/>
          <table:table-cell table:style-name="ce19"/>
          <table:table-cell table:style-name="ce28"/>
          <table:table-cell table:style-name="ce4"/>
          <table:table-cell table:style-name="ce1" table:number-columns-repeated="3"/>
          <table:table-cell table:style-name="ce1" office:value-type="string" calcext:value-type="string">
            <text:p>$&gt; hola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Ne fait rien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Ctlr-\</text:p>
          </table:table-cell>
          <table:table-cell table:style-name="ce4"/>
          <table:table-cell table:style-name="ce19"/>
          <table:table-cell table:style-name="ce28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Ne fait rien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hola Ctlr-\</text:p>
          </table:table-cell>
          <table:table-cell table:style-name="ce4"/>
          <table:table-cell table:style-name="ce19"/>
          <table:table-cell table:style-name="ce28"/>
          <table:table-cell table:style-name="ce4"/>
          <table:table-cell table:style-name="ce1" table:number-columns-repeated="3"/>
          <table:table-cell table:style-name="ce1" office:value-type="string" calcext:value-type="string">
            <text:p>$&gt; hola</text:p>
          </table:table-cell>
          <table:table-cell table:style-name="ce1" office:value-type="string" calcext:value-type="string">
            <text:p>/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cat (faire Ctlr-\ apres avoir fait plusieurs fois [ENTREE])</text:p>
          </table:table-cell>
          <table:table-cell table:style-name="ce4"/>
          <table:table-cell table:style-name="ce19"/>
          <table:table-cell table:style-name="ce28"/>
          <table:table-cell table:style-name="ce4"/>
          <table:table-cell table:style-name="ce1" table:number-columns-repeated="3"/>
          <table:table-cell table:style-name="ce1" office:value-type="string" calcext:value-type="string">
            <text:p>^\Quit (core dumped)</text:p>
            <text:p>$&gt;</text:p>
          </table:table-cell>
          <table:table-cell table:style-name="ce1" office:value-type="float" office:value="131" calcext:value-type="float">
            <text:p>131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Ctlr-Z</text:p>
          </table:table-cell>
          <table:table-cell table:style-name="ce4"/>
          <table:table-cell table:style-name="ce19"/>
          <table:table-cell table:style-name="ce28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Ne fait rien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sleep 3 | sleep 3 | sleep 3 (faire Ctlr-C une seconde apres)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^C</text:p>
            <text:p>$&gt;</text:p>
          </table:table-cell>
          <table:table-cell table:style-name="ce1" office:value-type="float" office:value="130" calcext:value-type="float">
            <text:p>13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sleep 3 | sleep 3 | sleep 3 (faire Ctlr-D une seconde apres)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e fait rien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sleep 3 | sleep 3 | sleep 3 (faire Ctlr-\ une seconde apres)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^\Quit (core dumped)</text:p>
            <text:p>$&gt;</text:p>
          </table:table-cell>
          <table:table-cell table:style-name="ce1" office:value-type="float" office:value="131" calcext:value-type="float">
            <text:p>13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3" office:value-type="string" calcext:value-type="string" table:number-columns-spanned="1" table:number-rows-spanned="113">
            <text:p>🛫 ENV &amp; EXPORT &amp; UNSET 🛬</text:p>
          </table:table-cell>
          <table:table-cell table:style-name="ce27" office:value-type="string" calcext:value-type="string"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PATH=...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nv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nv: ʻhola’: No such file or directory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nv hola que tal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nv: ʻhola’: No such file or directory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nv env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PATH=...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ffiche une seule fois env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nv env env env env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PATH=...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ffiche une seule fois env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nv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nv ./Makefile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nv: ‘./Makefile’: Permission denied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jour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jour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2">
          <table:covered-table-cell/>
          <table:table-cell table:style-name="ce27" office:value-type="string" calcext:value-type="string">
            <text:p>$&gt; expor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export PATH="..."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es variables sont triees par ordre alphabetique</text:p>
            <text:p>On n'oublie pas les doubles quotes qui designent les strings attribues a chaque variable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xport Hola</text:p>
            <text:p>$&gt; expor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export HOME="/home/vietdu91"</text:p>
            <text:p>export Hola</text:p>
            <text:p>export PATH="..."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Hola n'existe pas dans env mais il existe dans export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xport Hola9hey</text:p>
            <text:p>$&gt; expor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export HOME="/home/vietdu91"</text:p>
            <text:p>export Hola9hey</text:p>
            <text:p>export PATH="..."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xport $DONTEXIS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export HOME="/home/vietdu91"</text:p>
            <text:p>export PATH="..."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e cas ou la variable n'existe pas et n'est pas importee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| grep "HOME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port HOME="/home/vietdu91"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"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=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ʻ=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%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ʻ%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$?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0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?=2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ʻ?=2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9HOLA=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ʻ9HOLA=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9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9=bonjour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_HOLA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_HOLA=bonjour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___HOLA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___HOLA=bonjour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_HO_LA_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_HO_LA_=bonjour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xport HOL@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ʻHOL@=bonjour’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s où le nom de variable ne contient pas de lettres, ni de chiffres, ni d'underscore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L\~A=bonjour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L~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-HOLA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-H: invalid option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--HOLA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--: invalid option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LA-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LA-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-LA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-L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L.A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L.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L\\\$A=bonjour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L\$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\\\\LA=bonjour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\\L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L}A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L}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L{A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L{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*LA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*L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#LA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#L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@LA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@L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HO!LA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!LA=bonjour: event not found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$?LA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0LA=bonjour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+HOLA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+HOL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L+A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L+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+=bonjour</text:p>
            <text:p>$&gt; env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jour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bonjour</text:p>
            <text:p>$&gt; export HOLA+=bonjour</text:p>
            <text:p>$&gt; env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jourbonjour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"+=" s'ajoute au contenu de la variable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HOLA=bonjour</text:p>
            <text:p>$&gt; env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PATH=...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 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ʻ=bonjour’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 =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ʻ=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bon 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 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LA=bonsoir</text:p>
            <text:p>$&gt; export HOLA=bonretour</text:p>
            <text:p>$&gt; export HOLA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jour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$HOME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/home/vietdu91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LA=bonjour$HOME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jour/home/vietdu91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$HOME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LA=bon$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Le cas où la variable "$jour" n'existe pas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bon\jour</text:p>
            <text:p>$&gt; env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jour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bon\\jour</text:p>
            <text:p>$&gt; env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\jour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bon(jour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(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rche pour les caractères : ()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bon()jour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(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bon&amp;jour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jour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Marche pour les caractères : &amp;|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LA=bon@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 env</text:p>
            <text:p>...</text:p>
            <text:p>HOLA=bon@jour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xport HOLA=bon;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jour: command not found</text:p>
            <text:p>$&gt; env</text:p>
            <text:p>...</text:p>
            <text:p>HOLA=bon</text:p>
            <text:p>$&gt;</text:p>
          </table:table-cell>
          <table:table-cell table:style-name="ce1" office:value-type="string" calcext:value-type="string">
            <text:p>127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HOLA=bon!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!jour: event not found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LA=bon"jour"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jour</text:p>
            <text:p>PATH=...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LA$USER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vietdu91=bonjour</text:p>
            <text:p>PATH=...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HOLA=bonjour=casse-toi</text:p>
            <text:p>$&gt; echo $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=bonjour=casse-toi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"HOLA=bonjour"=casse-toi</text:p>
            <text:p>$&gt; echo $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=bonjour=casse-toi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bonjour</text:p>
            <text:p>$&gt; export BYE=casse-toi</text:p>
            <text:p>$&gt; echo $HOLA et $BY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 et casse-toi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HOLA=bonjour BYE=casse-toi</text:p>
            <text:p>$&gt; echo $HOLA et $BY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 et casse-toi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$HOLA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bonjour=bonjour</text:p>
            <text:p>PATH=...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HOLA="bonjour " </text:p>
            <text:p>$&gt; echo $HOLA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HOLA=" -n bonjour " </text:p>
            <text:p>$&gt; echo $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HOLA="bonjour "/</text:p>
            <text:p>$&gt; echo $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 /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HOLA='"'</text:p>
            <text:p>$&gt; echo " $HOLA "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" 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HOLA=at</text:p>
            <text:p>$&gt; c$HOLA Makefil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[cela affiche le Makefile]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xport "" HOLA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": not a valid identifier</text:p>
            <text:p>$&gt; env</text:p>
            <text:p>...</text:p>
            <text:p>HOLA=bonjou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HOLA="cat Makefile | grep NAME" </text:p>
            <text:p>$&gt; echo $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at Makefile | grep NA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HOLA=hey </text:p>
            <text:p>$&gt; echo $HOLA$HOLA$HOLA=hey$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eyheyhey=heyhey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HOLA=" bonjour hey " </text:p>
            <text:p>$&gt; echo $HOLA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 hey$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HOLA=" bonjour hey " </text:p>
            <text:p>$&gt; echo """$HOLA"""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 hey $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HOLA=" bonjour hey " </text:p>
            <text:p>$&gt; echo wesh"$HOLA"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wesh bonjour hey $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xport HOLA=" bonjour hey " </text:p>
            <text:p>$&gt; echo wesh""$HOLA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wesh bonjour hey .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/!\ Bien supprimer les espaces en trop au debut et a la fin du string d'export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HOLA=" bonjour hey " </text:p>
            <text:p>$&gt; echo wesh$""HOLA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weshHOLA.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HOLA=" bonjour hey " </text:p>
            <text:p>$&gt; echo wesh$"HOLA HOLA"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weshHOLA HOLA.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bonjour</text:p>
            <text:p>$&gt; export HOLA=" hola et $HOLA"</text:p>
            <text:p>$&gt; echo $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 et bonjour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bonjour</text:p>
            <text:p>$&gt; export HOLA=' hola et $HOLA'</text:p>
            <text:p>$&gt; echo $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 et $HOLA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bonjour</text:p>
            <text:p>$&gt; export HOLA=" hola et $HOLA"$HOLA</text:p>
            <text:p>$&gt; echo $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 et bonjourbonjour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HOLA="ls -l - a"</text:p>
            <text:p>$&gt; echo $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ls -l - 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export HOLA="s -la" </text:p>
            <text:p>$&gt; l$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total 16</text:p>
            <text:p>drwx------ 2 vietdu91 [...] .</text:p>
            <text:p>drwxrwxewt 51 root [...] ..</text:p>
            <text:p>-rwxr-xr-x 8 vietdu91 [...] crashtest.c</text:p>
            <text:p>[...]</text:p>
            <text:p>$&gt; 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"s -la" </text:p>
            <text:p>$&gt; l"$HOLA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ls -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"s -la" </text:p>
            <text:p>$&gt; l'$HOLA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l$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HOLA="l" </text:p>
            <text:p>$&gt; $HOLA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LA="l" </text:p>
            <text:p>$&gt; "$HOLA"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=A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=A=bonjour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"l" </text:p>
            <text:p>$&gt; '$HOLA'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$HOLAs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=A=""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=A=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TE+S=T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TE+S=T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""="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=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''='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=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"="="=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===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'='='=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===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p</text:p>
            <text:p>$&gt; export BYE=w</text:p>
            <text:p>$&gt; $HOLA"BYE"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BYEd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p</text:p>
            <text:p>$&gt; export BYE=w</text:p>
            <text:p>$&gt; "$HOLA"'$BYE'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$BYEd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p</text:p>
            <text:p>$&gt; export BYE=w</text:p>
            <text:p>$&gt; "$HOLA""$BYE"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p</text:p>
            <text:p>$&gt; export BYE=w</text:p>
            <text:p>$&gt; $"HOLA"$"BYE"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HOLABYEd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p</text:p>
            <text:p>$&gt; export BYE=w</text:p>
            <text:p>$&gt; $'HOLA'$'BYE'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HOLABYEd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-n</text:p>
            <text:p>$&gt; "echo $HOLA" hey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cho -n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A=1 B=2 C=3 D=4 E=5 F=6 G=7 H=8</text:p>
            <text:p>$&gt; echo "$A'$B"'$C"$D'$E'"$F'"'$G'$H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1'2$C"$D5"$F'7'8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HOLA=bonjour</text:p>
            <text:p>$&gt; env</text:p>
            <text:p>$&gt; unset HOLA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PATH=...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xport HOLA=bonjour</text:p>
            <text:p>$&gt; env</text:p>
            <text:p>$&gt; unset HOLA</text:p>
            <text:p>$&gt; unset HOLA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PATH=...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unset PATH</text:p>
            <text:p>$&gt; echo $PATH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unset PATH</text:p>
            <text:p>$&gt;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ls: No such file or directory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unset "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unset INEXISTAN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s où la variable n'existe pas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table-cell table:style-name="ce4"/>
          <table:table-cell table:style-name="ce27" office:value-type="string" calcext:value-type="string">
            <text:p>$&gt; unset PWD</text:p>
            <text:p>$&gt; env | grep PWD</text:p>
            <text:p>$&gt; 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$&gt;</text:p>
            <text:p>/home/vietdu91/42_works/minishell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table-cell table:style-name="ce4"/>
          <table:table-cell table:style-name="ce27" office:value-type="string" calcext:value-type="string">
            <text:p>$&gt; pwd</text:p>
            <text:p>$&gt; unset PWD</text:p>
            <text:p>$&gt; env | grep PWD</text:p>
            <text:p>$&gt; cd $PWD</text:p>
            <text:p>$&gt; 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  <text:p>$&gt;</text:p>
            <text:p>$&gt;</text:p>
            <text:p>/home/vietdu91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unset OLDPWD</text:p>
            <text:p>$&gt; env | grep OLD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27" office:value-type="string" calcext:value-type="string">
            <text:p>$&gt; unset 9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9HOLA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27" office:value-type="string" calcext:value-type="string">
            <text:p>$&gt; unset HOLA9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27" office:value-type="string" calcext:value-type="string">
            <text:p>$&gt; unset HOL?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?A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27" office:value-type="string" calcext:value-type="string">
            <text:p>$&gt; unset HOLA HOL?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?A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l unset bien HOLA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table-cell table:style-name="ce4"/>
          <table:table-cell table:style-name="ce27" office:value-type="string" calcext:value-type="string">
            <text:p>$&gt; unset HOL?A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?A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l unset bien HOLA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table-cell table:style-name="ce4"/>
          <table:table-cell table:style-name="ce27" office:value-type="string" calcext:value-type="string">
            <text:p>$&gt; unset HOL?A HOL.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?A': not a valid identifier</text:p>
            <text:p>bash: unset: `HOL.A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27" office:value-type="string" calcext:value-type="string">
            <text:p>$&gt; unset HOLA=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A=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unset HOL\\\\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\\A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27" office:value-type="string" calcext:value-type="string">
            <text:p>$&gt; unset HOL;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A: command not found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unset HOL.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.A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unset HOL+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+A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unset HOL=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=A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unset HOL{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{A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unset HOL}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}A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unset HOL-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-A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27" office:value-type="string" calcext:value-type="string">
            <text:p>$&gt; unset -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-H: invalid option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27" office:value-type="string" calcext:value-type="string">
            <text:p>$&gt; unset _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27" office:value-type="string" calcext:value-type="string">
            <text:p>$&gt; unset HOL_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27" office:value-type="string" calcext:value-type="string">
            <text:p>$&gt; unset HOLA_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unset HOL*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*A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unset HOL#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#A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table-cell table:style-name="ce4"/>
          <table:table-cell table:style-name="ce27" office:value-type="string" calcext:value-type="string">
            <text:p>$&gt; unset $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l va unset le contenu de $HOLA, c'est-a-dire la variable bonjour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table-cell table:style-name="ce4"/>
          <table:table-cell table:style-name="ce27" office:value-type="string" calcext:value-type="string">
            <text:p>$&gt; unset $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/home/vietdu91/42_works/minishell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unset HOL@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@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27" office:value-type="string" calcext:value-type="string">
            <text:p>$&gt; unset HOL!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!A: event not found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unset HOL^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^A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table-cell table:style-name="ce4"/>
          <table:table-cell table:style-name="ce27" office:value-type="string" calcext:value-type="string">
            <text:p>$&gt; unset HOL$?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Unset prend en compte le contenu de $?, c'est-a-dire qu'il lit HOL0A ou HOL127A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unset HOL\~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~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table-cell table:style-name="ce4"/>
          <table:table-cell table:style-name="ce27" office:value-type="string" calcext:value-type="string">
            <text:p>$&gt; unset "" HOLA</text:p>
            <text:p>$&gt; env | grep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': not a valid identifier</text:p>
            <text:p>$&gt;</text:p>
            <text:p>$&gt;</text:p>
          </table:table-cell>
          <table:table-cell table:style-name="ce1" office:value-type="string" calcext:value-type="string">
            <text:p>1</text:p>
            <text:p>0</text:p>
          </table:table-cell>
          <table:table-cell table:style-name="ce1" office:value-type="string" calcext:value-type="string">
            <text:p>HOLA sera quand meme unset !!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unset PATH</text:p>
            <text:p>$&gt; echo $PATH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27" office:value-type="string" calcext:value-type="string">
            <text:p>$&gt; unset PATH</text:p>
            <text:p>$&gt; cat Makefil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at: No such file or directory</text:p>
            <text:p>$&gt;</text:p>
          </table:table-cell>
          <table:table-cell table:style-name="ce1" office:value-type="string" calcext:value-type="string">
            <text:p>0</text:p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unset =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=': not a valid identifier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unset ======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======': not a valid identifier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unset ++++++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++++++': not a valid identifier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27" office:value-type="string" calcext:value-type="string">
            <text:p>$&gt; unset _______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27" office:value-type="string" calcext:value-type="string">
            <text:p>$&gt; unset expor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27" office:value-type="string" calcext:value-type="string">
            <text:p>$&gt; unset ech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27" office:value-type="string" calcext:value-type="string">
            <text:p>$&gt; unset 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27" office:value-type="string" calcext:value-type="string">
            <text:p>$&gt; unset c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27" office:value-type="string" calcext:value-type="string">
            <text:p>$&gt; unset unse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27" office:value-type="string" calcext:value-type="string">
            <text:p>$&gt; unset sud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export hola | unset hola | echo $?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0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3" office:value-type="string" calcext:value-type="string" table:number-columns-spanned="1" table:number-rows-spanned="4">
            <text:p>FICHIERS BINAIRES 0️⃣ 1️⃣</text:p>
          </table:table-cell>
          <table:table-cell table:style-name="ce27" office:value-type="string" calcext:value-type="string">
            <text:p>$&gt; /bin/ech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/bin/echo Hola Que Ta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 Que Ta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/bin/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PATH=...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/bin/cd Desktop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/bin/cd: No such file or directory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table-cell table:style-name="ce3" office:value-type="string" calcext:value-type="string" table:number-columns-spanned="1" table:number-rows-spanned="2">
            <text:p>HISTORIQUE 🏦</text:p>
          </table:table-cell>
          <table:table-cell table:style-name="ce27" office:value-type="string" calcext:value-type="string">
            <text:p>$&gt; history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558 echo $?</text:p>
            <text:p>559 clear</text:p>
            <text:p>560 history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ffiche les 500 dernières commandes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[touche du haut]</text:p>
          </table:table-cell>
          <table:table-cell table:style-name="ce4"/>
          <table:table-cell table:style-name="ce19"/>
          <table:table-cell table:style-name="ce28"/>
          <table:table-cell table:style-name="ce4"/>
          <table:table-cell table:style-name="ce1" table:number-columns-repeated="3"/>
          <table:table-cell table:style-name="ce1" office:value-type="string" calcext:value-type="string">
            <text:p>$&gt; clear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Defile l'historique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table-cell table:style-name="ce3" office:value-type="string" calcext:value-type="string" table:number-columns-spanned="1" table:number-rows-spanned="71">
            <text:p>CD 💿 PWD</text:p>
          </table:table-cell>
          <table:table-cell table:style-name="ce27" office:value-type="string" calcext:value-type="string">
            <text:p>$&gt; 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tourne $PWD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pwd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pwd ./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pwd hola que ta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pwd -p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wd: -p: invalid option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pwd --p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wd: --: invalid option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pwd ---p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wd: --: invalid option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pwd -- p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pwd pwd 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'affiche qu'une fois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pwd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pwd ls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c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n doit se retrouver dans le dossier défini par $HOME</text:p>
            <text:p>/home/vietdu91</text:p>
          </table:table-cell>
          <table:table-cell table:style-name="ce4" table:number-columns-repeated="19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cd 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'user reste dans le même dossier</text:p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./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./././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././././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cd .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n se retrouve au dossier précédent</text:p>
            <text:p>/home/vietdu91/42_works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d ../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cd ../.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d ../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d .././././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src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/src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srcs obj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too many arguments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'srcs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/src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"srcs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/src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'/etc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rche aussi avec les double quotes</text:p>
            <text:p>/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cd /e'tc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etc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cd /e"tc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etc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d s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sr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d Makefil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Makefile: Not a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../minishel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cd ../../../../../../.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.././../.././../bin/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.././../.././../bin/ls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cd /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'/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rche aussi avec les double quotes</text:p>
            <text:p>/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cd //</text:p>
            <text:p>$&gt; pwd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/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'//'</text:p>
            <text:p>$&gt; pwd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/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rche aussi avec les double quotes</text:p>
            <text:p>/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cd ///</text:p>
            <text:p>$&gt; 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cd ////////</text:p>
            <text:p>$&gt; 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'////////'</text:p>
            <text:p>$&gt; 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rche aussi avec les double quotes</text:p>
            <text:p>/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d /minishel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/minishell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cd /</text:p>
            <text:p>$&gt; cd .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d _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_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14">
          <table:covered-table-cell/>
          <table:table-cell table:style-name="ce27" office:value-type="string" calcext:value-type="string">
            <text:p>$&gt; cd -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tourne à $OLD_PWD</text:p>
            <text:p>$OLD_PWD et $PWD sont inversés</text:p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cd --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tourne à $HOME</text:p>
            <text:p>$OLD_PWD et $PWD sont inversés</text:p>
            <text:p>/home/vietdu91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cd ---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--: invalid option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cd $HOM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cd $HOME $HOM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too many arguments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d $HOME/42_work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"$PWD/srcs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/srcs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d '$PWD/srcs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$PWD/srcs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unset HOME</text:p>
            <text:p>$&gt; cd $HOM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HOME not set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unset HOME</text:p>
            <text:p>$&gt; export HOME=</text:p>
            <text:p>$&gt; c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unset HOME</text:p>
            <text:p>$&gt; export HOME</text:p>
            <text:p>$&gt; c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HOME not set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cd minishell Docs crashtest.c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too many arguments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/ | echo $?</text:p>
            <text:p>$&gt; 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0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cd ~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cd ~/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~/ | echo $?</text:p>
            <text:p>$&gt; pwd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0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*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 S'il n'y a qu'un seul dossier et rien d'autre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*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minishell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BONUS] S'il n'y a qu'un seul fichier et rien d'autre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d *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too many arguments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BONUS] S'il y au moins deux éléments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mkdir a</text:p>
            <text:p>$&gt; mkdir a/b</text:p>
            <text:p>$&gt; cd a/b</text:p>
            <text:p>$&gt; rm -r ../../a</text:p>
            <text:p>$&gt; cd .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hdir: error retrieving current directory: getcwd: cannot access parent directories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mkdir a</text:p>
            <text:p>$&gt; mkdir a/b</text:p>
            <text:p>$&gt; cd a/b</text:p>
            <text:p>$&gt; rm -r ../../a</text:p>
            <text:p>$&gt; 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pwd: error retrieving current directory: getcwd: cannot access parent directories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mkdir a</text:p>
            <text:p>$&gt; mkdir a/b</text:p>
            <text:p>$&gt; cd a/b</text:p>
            <text:p>$&gt; rm -r ../../a</text:p>
            <text:p>$&gt; echo $PWD</text:p>
            <text:p>$&gt; echo $OLD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/a/b</text:p>
            <text:p>$&gt;</text:p>
            <text:p>/home/vietdu91/42_works/minishell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mkdir a</text:p>
            <text:p>$&gt; mkdir a/b</text:p>
            <text:p>$&gt; cd a/b</text:p>
            <text:p>$&gt; rm -r ../../a</text:p>
            <text:p>$&gt; cd</text:p>
            <text:p>$&gt; echo $PWD</text:p>
            <text:p>$&gt; echo $OLD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</text:p>
            <text:p>$&gt;</text:p>
            <text:p>/home/vietdu91/42_works/minishell/a/b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mkdir a</text:p>
            <text:p>$&gt; cd a</text:p>
            <text:p>$&gt; rm -r ../a</text:p>
            <text:p>$&gt; echo $PWD</text:p>
            <text:p>$&gt; echo $OLD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/../../home/vietdu91/42_works/minishell/a</text:p>
            <text:p>$&gt;</text:p>
            <text:p>../../../home/vietdu91/42_works/minishell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CDPATH=/</text:p>
            <text:p>$&gt; cd $HOME/..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A gerer ?</text:p>
            <text:p>/home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CDPATH=/</text:p>
            <text:p>$&gt; cd home/vietdu91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A gerer ?</text:p>
            <text:p>/home/vietdu91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xport CDPATH=./</text:p>
            <text:p>$&gt; cd .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A gerer ?</text:p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port CDPATH=./</text:p>
            <text:p>$&gt; cd ..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A gerer ?</text:p>
            <text:p>/home/vietdu91/42_works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table-cell table:style-name="ce3" office:value-type="string" calcext:value-type="string" table:number-columns-spanned="1" table:number-rows-spanned="14">
            <text:p>BÂTARDS 🖕</text:p>
          </table:table-cell>
          <table:table-cell table:style-name="ce27" office:value-type="string" calcext:value-type="string">
            <text:p>$&gt; chmod 000 minishell</text:p>
            <text:p>$&gt; ./minishel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./minishell : Permission denied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ls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ls: cannot access 'hola': No such file or directory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./Makefil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./Makefile: Permission denied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./minishel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lance le Minishell</text:p>
            <text:p>Il faut donc 2 fois exit pour exit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nv | grep SHLVL</text:p>
            <text:p>$&gt; ./minishell</text:p>
            <text:p>$&gt; env | grep SHLVL</text:p>
            <text:p>$&gt; exit</text:p>
            <text:p>$&gt; env | grep SHLVL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touch hola</text:p>
            <text:p>$&gt; ./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./hola: Permission denied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nv|"wc" -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66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nv|"wc "-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wc -l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r 1 + 1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2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r $? + $?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0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ait la somme de la valeur de $?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nv -i ./minishell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PWD=/mnt/nfs/homes/emtran/Desktop/42_minishell</text:p>
            <text:p>SHLVL=1</text:p>
            <text:p>_=/usr/bin/env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nv -i ./minishell</text:p>
            <text:p>$&gt; expor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port OLDPWD</text:p>
            <text:p>export PWD="/mnt/nfs/homes/emtran/Desktop/42_minishell"</text:p>
            <text:p>export SHLVL="1"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nv -i ./minishell</text:p>
            <text:p>$&gt; c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HOME not set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nv -i ./minishell</text:p>
            <text:p>$&gt; cd ~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table-cell table:style-name="ce3" office:value-type="string" calcext:value-type="string" table:number-columns-spanned="1" table:number-rows-spanned="46">
            <text:p>EXIT ⛔</text:p>
          </table:table-cell>
          <table:table-cell table:style-name="ce27" office:value-type="string" calcext:value-type="string">
            <text:p>$&gt; exi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it exi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exit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it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hola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it hola que ta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hola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42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42" calcext:value-type="float">
            <text:p>4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000042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42" calcext:value-type="float">
            <text:p>4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154" calcext:value-type="float">
            <text:p>154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it 666 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too many arguments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it -666 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too many arguments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it hola 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hola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it 666 666 666 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too many arguments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it 666 hola 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too many arguments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it hola 666 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hola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259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3" calcext:value-type="float">
            <text:p>3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-4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252" calcext:value-type="float">
            <text:p>25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-42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214" calcext:value-type="float">
            <text:p>214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-0000042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214" calcext:value-type="float">
            <text:p>214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-259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253" calcext:value-type="float">
            <text:p>253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-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102" calcext:value-type="float">
            <text:p>10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+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154" calcext:value-type="float">
            <text:p>154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0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+0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-0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+42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42" calcext:value-type="float">
            <text:p>4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it -69 -9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too many arguments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it --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--666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it ++++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++++666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it ++++++0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++++++0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it ------0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------0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"666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154" calcext:value-type="float">
            <text:p>154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'666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154" calcext:value-type="float">
            <text:p>154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it '-666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Marche aussi pour les double quotes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it '+666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string" calcext:value-type="string">
            <text:p>Marche aussi pour les double quote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it '----666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----666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rche aussi pour les double quote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it '++++666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++++666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rche aussi pour les double quotes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it '6'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string" calcext:value-type="string">
            <text:p>Marche aussi pour les double quotes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it '2'66'32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Marche aussi pour les double quote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it "'666'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'666'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it '"666"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"666"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'666'"666"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170" calcext:value-type="float">
            <text:p>17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+'666'"666"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170" calcext:value-type="float">
            <text:p>17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-'666'"666"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86" calcext:value-type="float">
            <text:p>86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9223372036854775807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255" calcext:value-type="float">
            <text:p>255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xit 9223372036854775808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9223372036854775808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it -9223372036854775808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xit -9223372036854775809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-9223372036854775809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table-cell table:style-name="ce3" office:value-type="string" calcext:value-type="string" table:number-columns-spanned="1" table:number-rows-spanned="48">
            <text:p>PIPES 🚬</text:p>
          </table:table-cell>
          <table:table-cell table:style-name="ce27" office:value-type="string" calcext:value-type="string">
            <text:p>$&gt; cat | cat | cat |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/>
            <text:p/>
            <text:p/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pparaît la ligne ls</text:p>
            <text:p>Et 3 retours à la ligne avec la touche Entrée</text:p>
          </table:table-cell>
          <table:table-cell table:style-name="ce4" table:number-columns-repeated="19"/>
          <table:table-cell table:number-columns-repeated="993"/>
        </table:table-row>
        <table:table-row table:style-name="ro15">
          <table:covered-table-cell/>
          <table:table-cell table:style-name="ce27" office:value-type="string" calcext:value-type="string">
            <text:p>$&gt; ls | exi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e fait rien</text:p>
            <text:p/>
            <text:p>Chaque commande d'un pipeline est exécutée dans son propre sous-shell, qui est un processus distinct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ls | exit 42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e fait rien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xit |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&gt; bonjour</text:p>
            <text:p>$&gt; exit | cat -e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&gt; bonjour</text:p>
            <text:p>$&gt; cat -e bonjour | exi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| ech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| echo que ta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que ta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pwd | echo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nv | echo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oui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oui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oui | echo non | echo hola | grep oui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oui | echo non | echo hola | grep non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oui | echo non | echo hola | grep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| cat -e | cat -e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$$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.. | echo "hola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/ | echo "hola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d .. | 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ifconfig | grep ":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docker0: flags=4099&lt;UP,BROADCAST,MULTICAST&gt; mtu 1500</text:p>
            <text:p>ether 02:42:27:cf:95:49 txqueuelen 0 (Ethernet)</text:p>
            <text:p>[...]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ifconfig | grep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whoami | grep $USE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vietdu91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whoami | grep $USER &gt; /tmp/bonjour</text:p>
            <text:p>$&gt; cat /tmp/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vietdu91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whoami | cat -e | cat -e &gt; /tmp/bonjour</text:p>
            <text:p>$&gt; cat /tmp/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vietdu91$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whereis ls | cat -e | cat -e &gt; /tmp/bonjour</text:p>
            <text:p>$&gt; cat /tmp/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ls: /usr/bin/ls /usr/share/man/man1/ls.1posix.gz /usr/share/man/man1/ls.1.gz$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ls |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ls | ls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ls: cannot access 'hola': No such file or directory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ls | ls |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ls | hola |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hola: command not found</text:p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ls | ls | hola | re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hola: command not found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ls | ls | echo hola | re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aloh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ls -la | grep ".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total 16</text:p>
            <text:p>drwx------ 2 vietdu91 [...] .</text:p>
            <text:p>drwxrwxewt 51 root [...] ..</text:p>
            <text:p>-rwxr-xr-x 8 vietdu91 [...] crashtest.c</text:p>
            <text:p>[...]</text:p>
            <text:p>$&gt; 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 table:number-columns-spanned="1" table:number-rows-spanned="2">
            <text:p>Sort la commande entiere de ls -la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ls -la | grep "'.'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test.c | cat -e| cat -e| cat -e| cat -e| cat -e| cat -e| cat -e| cat -e|cat -e|cat -e|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test.c$$$$$$$$$$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ls|ls|ls|ls|ls|ls|ls|ls|ls|ls|ls|ls</text:p>
            <text:p>|ls|ls|ls|ls|ls|ls|ls|ls|ls|ls|ls|ls|ls|ls|ls|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| cat | cat | cat | cat | cat | grep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| ca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| ca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|ca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|ca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|| cat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hola ||| cat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ch|o hola | ca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ch: command not found</text:p>
            <text:p>bash: o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at Makefile | cat -e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[...]</text:p>
            <text:p>$$</text:p>
            <text:p>.PHONY: all clean fclean re$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cat Makefile | grep srcs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objs/%.o: srcs/%.c$</text:p>
            <text:p>@norminette srcs/*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b avec split_to_node lexer_expand.c 120 pb de lexer du coup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at Makefile | grep srcs | grep srcs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objs/%.o: srcs/%.c$</text:p>
            <text:p>@norminette srcs/*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at Makefile | grep pr | head -n 5 | cd file_not_exis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file_not_exist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at Makefile | grep pr | head -n 5 |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hello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xport HOLA=bonjour | cat -e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27" office:value-type="string" calcext:value-type="string">
            <text:p>$&gt; unset HOLA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27" office:value-type="string" calcext:value-type="string">
            <text:p>$&gt; export HOLA | echo hola</text:p>
            <text:p>$&gt; env | grep PROU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27" office:value-type="string" calcext:value-type="string">
            <text:p>$&gt; export | echo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table-cell table:style-name="ce4"/>
          <table:table-cell table:style-name="ce27" office:value-type="string" calcext:value-type="string">
            <text:p>$&gt; sleep 3 | sleep 3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e prompt apparait au bout de 3 seconde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table-cell table:style-name="ce4"/>
          <table:table-cell table:style-name="ce27" office:value-type="string" calcext:value-type="string">
            <text:p>$&gt; time sleep 3 | sleep 3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real 0m3.002s</text:p>
            <text:p>user 0m0.003s</text:p>
            <text:p>sys 0m0.001s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e prompt apparait au bout de 3 seconde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table-cell table:style-name="ce4"/>
          <table:table-cell table:style-name="ce27" office:value-type="string" calcext:value-type="string">
            <text:p>$&gt; sleep 3 | exi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e prompt apparait au bout de 3 seconde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table-cell table:style-name="ce4"/>
          <table:table-cell table:style-name="ce27" office:value-type="string" calcext:value-type="string">
            <text:p>$&gt; exit | sleep 3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e prompt apparait au bout de 3 secondes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table-cell table:style-name="ce4"/>
          <table:table-cell table:style-name="ce27" office:value-type="string" calcext:value-type="string">
            <text:p>$&gt; echo hola &gt; a</text:p>
            <text:p>$&gt; &gt;&gt;b echo que tal</text:p>
            <text:p>$&gt; cat a | &lt;b cat | cat &gt; c | ca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27" office:value-type="string" calcext:value-type="string">
            <text:p>$&gt; echo hola &gt; a</text:p>
            <text:p>$&gt; &gt;&gt;b echo que tal</text:p>
            <text:p>$&gt; cat a |&lt;b cat | cat &gt; c | ca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5"/>
          <table:table-cell table:style-name="ce4" table:number-columns-repeated="20"/>
          <table:table-cell table:number-columns-repeated="993"/>
        </table:table-row>
        <table:table-row table:style-name="ro9">
          <table:table-cell table:style-name="ce3" office:value-type="string" calcext:value-type="string" table:number-columns-spanned="1" table:number-rows-spanned="27">
            <text:p>&amp;&amp; 🍒 ||</text:p>
          </table:table-cell>
          <table:table-cell table:style-name="ce27" office:value-type="string" calcext:value-type="string">
            <text:p>$&gt; pwd &amp;&amp;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pwd ||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|| echo bonjour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hola &amp;&amp; echo bonjour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bonjour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bonjour || echo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bonjour &amp;&amp; echo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</text:p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-n bonjour &amp;&amp; echo -n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hola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pwd &amp;&amp; ls &amp;&amp; echo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crashtest.c Docs Dockers Drawings Makefile minishell philosophers srcs test.c</text:p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pwd || ls &amp;&amp; echo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pwd &amp;&amp; ls || echo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pwd || ls || echo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ls || export ""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xport "" ||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': not a valid identifier</text:p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ls &amp;&amp; export ""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bash: export: `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"" &amp;&amp;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ls || ;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2"/>
          <table:table-cell table:style-name="ce1" office:value-type="string" calcext:value-type="string">
            <text:p>; cmd not found</text:p>
          </table:table-cell>
          <table:table-cell table:style-name="ce1" office:value-type="string" calcext:value-type="string">
            <text:p>bash: syntax error near</text:p>
            <text:p>unexpected token `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 Marche pour les metacharacters |&amp;;()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; ||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2"/>
          <table:table-cell table:style-name="ce1" office:value-type="string" calcext:value-type="string">
            <text:p>; cmd not found</text:p>
          </table:table-cell>
          <table:table-cell table:style-name="ce1" office:value-type="string" calcext:value-type="string">
            <text:p>bash: syntax error near</text:p>
            <text:p>unexpected token `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 Marche pour les metacharacters |&amp;;()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ls &amp;&amp; ;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2"/>
          <table:table-cell table:style-name="ce1" office:value-type="string" calcext:value-type="string">
            <text:p>; cmd not found</text:p>
          </table:table-cell>
          <table:table-cell table:style-name="ce1" office:value-type="string" calcext:value-type="string">
            <text:p>bash: syntax error near</text:p>
            <text:p>unexpected token `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 Marche pour les metacharacters |&amp;;()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; &amp;&amp;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2"/>
          <table:table-cell table:style-name="ce1" office:value-type="string" calcext:value-type="string">
            <text:p>; cmd not found</text:p>
          </table:table-cell>
          <table:table-cell table:style-name="ce1" office:value-type="string" calcext:value-type="string">
            <text:p>bash: syntax error near</text:p>
            <text:p>unexpected token `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 Marche pour les metacharacters |&amp;;()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ls || &lt;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newline' 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 Marche pour les metacharacters &lt;&gt;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ls &amp;&amp; &lt;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newline' 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 Marche pour les metacharacters &lt;&gt;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cat | echo ||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at | echo &amp;&amp;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ls || cat | echo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ls &amp;&amp; cat | echo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/>
            <text:p/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xport "" &amp;&amp; unset ""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9"/>
          <table:table-cell table:style-name="ce1" office:value-type="string" calcext:value-type="string">
            <text:p>NON GERE</text:p>
          </table:table-cell>
          <table:table-cell table:style-name="ce19" table:number-columns-repeated="2"/>
          <table:table-cell table:style-name="ce4"/>
          <table:table-cell table:style-name="ce1" table:number-columns-repeated="3"/>
          <table:table-cell table:style-name="ce4" table:number-columns-repeated="2"/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table-cell table:style-name="ce3" office:value-type="string" calcext:value-type="string" table:number-columns-spanned="1" table:number-rows-spanned="41">
            <text:p>( PARENTHESES )</text:p>
          </table:table-cell>
          <table:table-cell table:style-name="ce27" office:value-type="string" calcext:value-type="string">
            <text:p>$&gt; (ls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( ( ls ) 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( ( ) ls 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)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ls &amp;&amp; (ls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(ls &amp;&amp; pwd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( ( ls&amp;&amp;pwd ) 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( ( ls ) &amp;&amp;pwd 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(ls &amp;&amp; ( ( pwd ) ) 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(ls&amp;&amp;((pwd)))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6"/>
          <table:table-cell table:style-name="ce4" table:number-columns-repeated="19"/>
          <table:table-cell table:number-columns-repeated="993"/>
        </table:table-row>
        <table:table-row table:style-name="ro16">
          <table:covered-table-cell/>
          <table:table-cell table:style-name="ce27" office:value-type="string" calcext:value-type="string">
            <text:p>$&gt; (ls &amp;&amp; pwd) &gt; hola</text:p>
            <text:p>$&gt; cat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gt; hola ls &amp;&amp; pwd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gt; hola (ls &amp;&amp; pwd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 office:value-type="string" calcext:value-type="string">
            <text:p>gaga PARENTHES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(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(&gt; pwd)</text:p>
            <text:p>$&gt;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pwd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(&lt; pwd)</text:p>
            <text:p>$&gt;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 Si pwd existe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(&lt; pwd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wd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BONUS] Si pwd n'existe pas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( ( ( ( ( pwd) ) ) ) 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(((((pwd)))))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6"/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(((( ( pwd ) ))))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6"/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() pwd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)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gt; pwd (ls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 office:value-type="string" calcext:value-type="string">
            <text:p>gaga PARENTHES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(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(ls||pwd)&amp;&amp;(ls||pwd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pwd srcs test.c</text:p>
            <text:p>crashtest.c Docs Dockers Drawings Makefile minishell philosophers pwd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(lss||pwd)&amp;&amp;(lss||pwd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lss: command not found</text:p>
            <text:p>/home/vietdu91/42_works/minishell</text:p>
            <text:p>bash: lss: command not found</text:p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(lss&amp;&amp;pwd)&amp;&amp;(lss&amp;&amp;pwd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lss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5">
          <table:covered-table-cell/>
          <table:table-cell table:style-name="ce27" office:value-type="string" calcext:value-type="string">
            <text:p>$&gt; (ls &amp;&amp; pwd | wc) &gt; hola</text:p>
            <text:p>$&gt; cat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1 1 34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5">
          <table:covered-table-cell/>
          <table:table-cell table:style-name="ce27" office:value-type="string" calcext:value-type="string">
            <text:p>$&gt; (ls &amp;&amp; pwd | wc) &gt; hola</text:p>
            <text:p>$&gt; (ls &amp;&amp; pwd | wc) &gt; hola</text:p>
            <text:p>$&gt; cat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1 1 34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7">
          <table:covered-table-cell/>
          <table:table-cell table:style-name="ce27" office:value-type="string" calcext:value-type="string">
            <text:p>$&gt; (ls &amp;&amp; pwd | wc) &gt;&gt; hola</text:p>
            <text:p>$&gt; echo hey&amp;&amp;(ls &amp;&amp; pwd | wc) &gt; hola</text:p>
            <text:p>$&gt; cat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ey</text:p>
            <text:p>$&gt;</text:p>
            <text:p>crashtest.c</text:p>
            <text:p>Docs</text:p>
            <text:p>[...]</text:p>
            <text:p>srcs</text:p>
            <text:p>test.c</text:p>
            <text:p>1 1 34</text:p>
            <text:p>crashtest.c</text:p>
            <text:p>Docs</text:p>
            <text:p>[...]</text:p>
            <text:p>srcs</text:p>
            <text:p>test.c</text:p>
            <text:p>1 1 34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(pwd | wc) &lt;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1 1 34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(ls &amp;&amp; pwd | wc) &lt;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pwd srcs test.c</text:p>
            <text:p>1 1 34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(ls -z || pwd | wc) &lt;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ls: invalid option -- 'z'</text:p>
            <text:p>1 1 34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ey &gt; hola</text:p>
            <text:p>$&gt; (pwd | wc) &lt;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1 1 34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cho hey &gt; hola</text:p>
            <text:p>$&gt; (ls &amp;&amp; pwd | wc) &lt;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pwd srcs test.c</text:p>
            <text:p>1 1 34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hey &gt; hola</text:p>
            <text:p>$&gt; (ls -z || pwd | wc) &lt;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ls: invalid option -- 'z'</text:p>
            <text:p>1 1 34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(ls -z || pwd &amp;&amp; ls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ls: invalid option -- 'z'</text:p>
            <text:p>/home/vietdu91/42_works/minishell</text:p>
            <text:p>crashtest.c Docs Dockers Drawings Makefile minishell philosophers pwd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ls || (cat Makefile|grep srcs) &amp;&amp; (pwd|wc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pwd srcs test.c</text:p>
            <text:p>1 1 34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ls -z &amp;&amp; (ls) &amp;&amp; (pwd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ls: invalid option -- 'z'</text:p>
            <text:p>$&gt;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4">
          <table:covered-table-cell/>
          <table:table-cell table:style-name="ce27" office:value-type="string" calcext:value-type="string">
            <text:p>$&gt; (ls &gt; Docs/hey &amp;&amp; pwd) &gt; hola</text:p>
            <text:p>$&gt; cat hola</text:p>
            <text:p>$&gt; cat Docs/hey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  <text:p>crashtest.c</text:p>
            <text:p>Docs</text:p>
            <text:p>[...]</text:p>
            <text:p>srcs</text:p>
            <text:p>test.c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4">
          <table:covered-table-cell/>
          <table:table-cell table:style-name="ce27" office:value-type="string" calcext:value-type="string">
            <text:p>$&gt; ls &gt; Docs/hey &amp;&amp; pwd &gt; hola</text:p>
            <text:p>$&gt; cat hola</text:p>
            <text:p>$&gt; cat Docs/hey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  <text:p>crashtest.c</text:p>
            <text:p>Docs</text:p>
            <text:p>[...]</text:p>
            <text:p>srcs</text:p>
            <text:p>test.c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d ../.. &amp;&amp; pwd &amp;&amp; pwd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</text:p>
            <text:p>/home/vietdu91/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(cd ../.. &amp;&amp; pwd) &amp;&amp; pwd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</text:p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ls -z || cd ../../..&amp;&amp;pwd</text:p>
            <text:p>$&gt; pwd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ls: invalid option -- 'z'</text:p>
            <text:p>/home/vietdu91</text:p>
            <text:p>$&gt;</text:p>
            <text:p>/home/vietdu91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ls -z || (cd ../../..&amp;&amp;pwd)</text:p>
            <text:p>$&gt; pwd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ls: invalid option -- 'z'</text:p>
            <text:p>/home/vietdu91</text:p>
            <text:p>$&gt;</text:p>
            <text:p>/home/vietdu91/42_works/minishell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table-cell table:style-name="ce3" office:value-type="string" calcext:value-type="string" table:number-columns-spanned="1" table:number-rows-spanned="106">
            <text:p>&lt;&lt; &lt;&lt; &lt;&lt; &lt;&lt; &lt;&lt; &lt;&lt; &lt;&lt; &lt;&lt; &lt;&lt; &lt;&lt; &lt;&lt; &lt;&lt; &lt;&lt; &lt;&lt; &lt;&lt; &lt;&lt; &lt; REDIRECTIONS &gt; &gt;&gt; &gt;&gt; &gt;&gt; &gt;&gt; &gt;&gt; &gt;&gt; &gt;&gt; &gt;&gt; &gt;&gt; &gt;&gt; &gt;&gt; &gt;&gt; &gt;&gt; &gt;&gt; &gt;&gt; &gt;&gt; &gt;&gt; &gt;&gt; &gt;&gt; &gt;&gt; &gt;&gt; &gt;&gt;</text:p>
          </table:table-cell>
          <table:table-cell table:style-name="ce27" office:value-type="string" calcext:value-type="string">
            <text:p>$&gt; echo hola &gt; bonjour</text:p>
            <text:p>$&gt; cat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que tal &gt;&gt; bonjour</text:p>
            <text:p>$&gt; cat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que tal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cho hola &gt; bonjour</text:p>
            <text:p>$&gt; echo que tal &gt;&gt; bonjour</text:p>
            <text:p>$&gt; cat &lt;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$&gt;</text:p>
            <text:p>hola</text:p>
            <text:p>que tal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cho hola &gt; bonjour</text:p>
            <text:p>$&gt; rm bonjour</text:p>
            <text:p>$&gt; echo que tal &gt;&gt; bonjour</text:p>
            <text:p>$&gt; cat &lt;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que tal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que tal &gt; bonjour</text:p>
            <text:p>$&gt; cat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 que tal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que tal &gt; /tmp/bonjour</text:p>
            <text:p>$&gt; cat -e /tmp/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 que tal$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hey</text:p>
            <text:p>$&gt; echo bonjour &gt; $HOLA</text:p>
            <text:p>$&gt; echo $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1" office:value-type="string" calcext:value-type="string">
            <text:p>Ne fait rien</text:p>
          </table:table-cell>
          <table:table-cell table:style-name="ce4" table:number-columns-repeated="19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whereis grep &gt; Docs/bonjour</text:p>
            <text:p>$&gt; cat Docs/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grep: /usr/bin/grep /usr/share/man/man1/grep.1.gz /usr/share/man/man1/grep.1posix.gz /usr/share/info/grep.info.gz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ls -la &gt; Docs/bonjour</text:p>
            <text:p>$&gt; cat Docs/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total 16</text:p>
            <text:p>drwx------ 2 vietdu91 [...] .</text:p>
            <text:p>drwxrwxewt 51 root [...] ..</text:p>
            <text:p>-rwxr-xr-x 8 vietdu91 [...] crashtest.c</text:p>
            <text:p>[...]</text:p>
            <text:p>$&gt; 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pwd&gt;bonjour</text:p>
            <text:p>$&gt; cat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pwd &gt; bonjour</text:p>
            <text:p>$&gt; cat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hola &gt; &gt; bonjour</text:p>
          </table:table-cell>
          <table:table-cell table:style-name="ce4"/>
          <table:table-cell table:style-name="ce19"/>
          <table:table-cell table:style-name="ce23" office:value-type="string" calcext:value-type="string">
            <text:p>ALIX mauvais message erreur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&g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hola &lt; &lt; bonjour</text:p>
          </table:table-cell>
          <table:table-cell table:style-name="ce4"/>
          <table:table-cell table:style-name="ce19"/>
          <table:table-cell table:style-name="ce23" office:value-type="string" calcext:value-type="string">
            <text:p>ALIX pas message erreur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&l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hola &gt;&gt;&gt; bonjour</text:p>
          </table:table-cell>
          <table:table-cell table:style-name="ce4"/>
          <table:table-cell table:style-name="ce19"/>
          <table:table-cell table:style-name="ce23" office:value-type="string" calcext:value-type="string">
            <text:p>ALIX mauvais message erreur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&g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&gt; bonjour echo hola</text:p>
            <text:p>$&gt; cat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gt; bonjour | echo hola</text:p>
            <text:p>$&gt; cat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prout hola &gt; bonjour</text:p>
            <text:p>$&gt;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command not found</text:p>
            <text:p>$&gt;</text:p>
            <text:p>bonjour [...]</text:p>
          </table:table-cell>
          <table:table-cell table:style-name="ce1" office:value-type="string" calcext:value-type="string">
            <text:p>127</text:p>
            <text:p>0</text:p>
          </table:table-cell>
          <table:table-cell table:style-name="ce1" office:value-type="string" calcext:value-type="string">
            <text:p>Erreur mais file "bonjour" cree tout de meme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cho hola &gt; hello &gt;&gt; hello &gt;&gt; hello</text:p>
            <text:p>$&gt; ls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hello</text:p>
            <text:p>$&gt;</text:p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hola &gt; hello &gt;&gt; hello &gt;&gt; hello</text:p>
            <text:p>$&gt; echo hola &gt;&gt; hello</text:p>
            <text:p>$&gt; cat &lt;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cho hola &gt; hello &gt;&gt; hello &gt;&gt; hello</text:p>
            <text:p>$&gt; echo hola &gt;&gt; hello</text:p>
            <text:p>$&gt; echo hola &gt; hello &gt;&gt; hello &gt;&gt; hello</text:p>
            <text:p>$&gt; cat &lt;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hola &gt;&gt; hello &gt;&gt; hello &gt; hello</text:p>
            <text:p>$&gt; echo hola &gt;&gt; hello</text:p>
            <text:p>$&gt; cat &lt;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cho hola &gt;&gt; hello &gt;&gt; hello &gt; hello</text:p>
            <text:p>$&gt; echo hola &gt;&gt; hello</text:p>
            <text:p>$&gt; echo hola &gt;&gt; hello &gt;&gt; hello &gt; hello</text:p>
            <text:p>$&gt; cat &lt;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cho hola &gt; hello</text:p>
            <text:p>$&gt; echo hola &gt;&gt; hello &gt;&gt; hello &gt;&gt; hello</text:p>
            <text:p>$&gt; echo hola &gt;&gt; hello</text:p>
            <text:p>$&gt; cat &lt;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hola</text:p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hola &gt; hello</text:p>
            <text:p>$&gt; echo hey &gt; bonjour</text:p>
            <text:p>$&gt; echo &lt;bonjour &lt;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hola &gt; hello</text:p>
            <text:p>$&gt; echo hey &gt; bonjour</text:p>
            <text:p>$&gt; echo &lt;hello &lt;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hola &gt; bonjour</text:p>
            <text:p>$&gt; echo hey &gt; hello</text:p>
            <text:p>$&gt; rm bonjour hello</text:p>
            <text:p>$&gt; echo hola &gt; bonjour &gt; hello &gt; bonjour</text:p>
            <text:p>$&gt; cat bonjour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cho hola &gt; bonjour</text:p>
            <text:p>$&gt; echo hey &gt; hello</text:p>
            <text:p>$&gt; echo hola &gt; bonjour &gt; hello &gt; bonjour</text:p>
            <text:p>$&gt; cat bonjour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hola &gt; bonjour</text:p>
            <text:p>$&gt; echo hey &gt; hello</text:p>
            <text:p>$&gt; rm bonjour hello</text:p>
            <text:p>$&gt; echo hola &gt; bonjour &gt;&gt; hello &gt; bonjour</text:p>
            <text:p>$&gt; cat bonjour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cho hola &gt; bonjour</text:p>
            <text:p>$&gt; echo hey &gt; hello</text:p>
            <text:p>$&gt; echo hola &gt; bonjour &gt; hello &gt; bonjour</text:p>
            <text:p>$&gt; cat bonjour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hola &gt; bonjour</text:p>
            <text:p>$&gt; echo hey &gt; hello</text:p>
            <text:p>$&gt; rm bonjour hello</text:p>
            <text:p>$&gt; echo hola &gt; bonjour &gt; hello &gt;&gt; bonjour</text:p>
            <text:p>$&gt; cat bonjour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cho hola &gt; bonjour</text:p>
            <text:p>$&gt; echo hey &gt; hello</text:p>
            <text:p>$&gt; echo hola &gt; bonjour &gt; hello &gt;&gt; bonjour</text:p>
            <text:p>$&gt; cat bonjour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hola &gt; bonjour</text:p>
            <text:p>$&gt; echo hey &gt; hello</text:p>
            <text:p>$&gt; rm bonjour hello</text:p>
            <text:p>$&gt; echo hola &gt;&gt; bonjour &gt; hello &gt; bonjour</text:p>
            <text:p>$&gt; cat bonjour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cho hola &gt; bonjour</text:p>
            <text:p>$&gt; echo hey &gt; hello</text:p>
            <text:p>$&gt; echo hola &gt;&gt; bonjour &gt; hello &gt; bonjour</text:p>
            <text:p>$&gt; cat bonjour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hola &gt; bonjour</text:p>
            <text:p>$&gt; echo hey &gt; hello</text:p>
            <text:p>$&gt; rm bonjour hello</text:p>
            <text:p>$&gt; echo hola &gt;&gt; bonjour &gt;&gt; hello &gt;&gt; bonjour</text:p>
            <text:p>$&gt; cat bonjour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cho hola &gt; bonjour</text:p>
            <text:p>$&gt; echo hey &gt; hello</text:p>
            <text:p>$&gt; echo hola &gt;&gt; bonjour &gt;&gt; hello &gt;&gt; bonjour</text:p>
            <text:p>$&gt; cat bonjour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hola</text:p>
            <text:p>$&gt;</text:p>
            <text:p>hey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&gt; bonjour echo hola bonjour</text:p>
            <text:p>$&gt; cat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 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&gt;bonjour echo &gt; hola&gt;bonjour&gt;hola&gt;&gt;bonjour&gt;hola hey &gt;bonjour hola &gt;hola</text:p>
            <text:p>$&gt; cat bonjour</text:p>
            <text:p>$&gt; cat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$&gt;</text:p>
            <text:p>hey hola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bonjour &gt; hola1</text:p>
            <text:p>$&gt; echo hello &gt; hola2</text:p>
            <text:p>$&gt; echo 2 &gt;hola1 &gt;&gt; hola2</text:p>
            <text:p>$&gt; ls</text:p>
            <text:p>$&gt; cat hola1</text:p>
            <text:p>$&gt; cat hola2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1 hola2 [...]</text:p>
            <text:p>$&gt;</text:p>
            <text:p>$&gt;</text:p>
            <text:p>hello</text:p>
            <text:p>2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bonjour &gt; hola1</text:p>
            <text:p>$&gt; echo hello &gt; hola2</text:p>
            <text:p>$&gt; echo 2 &gt;&gt;hola1 &gt; hola2</text:p>
            <text:p>$&gt; ls</text:p>
            <text:p>$&gt; cat hola1</text:p>
            <text:p>$&gt; cat hola2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1 hola2 [...]</text:p>
            <text:p>$&gt;</text:p>
            <text:p>bonjour</text:p>
            <text:p>$&gt;</text:p>
            <text:p>2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&gt; pwd</text:p>
            <text:p>$&gt;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pwd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lt; 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wd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&lt; Makefile .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: not enough arguments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oir pourquoi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at &lt;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wd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at &lt;srcs/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srcs/pwd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at &lt;../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../pwd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at &gt;&gt;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newline' 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rche aussi pour les autres operateurs de redirection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at &gt;&gt;&gt;</text:p>
          </table:table-cell>
          <table:table-cell table:style-name="ce4"/>
          <table:table-cell table:style-name="ce19"/>
          <table:table-cell table:style-name="ce23" office:value-type="string" calcext:value-type="string">
            <text:p>Alix mauvais message erreur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&gt;' 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at &gt;&gt; &lt;&lt;</text:p>
          </table:table-cell>
          <table:table-cell table:style-name="ce4"/>
          <table:table-cell table:style-name="ce19"/>
          <table:table-cell table:style-name="ce23" office:value-type="string" calcext:value-type="string">
            <text:p>Alix pas de message erreur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&lt;&lt;' 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at &gt;&gt; &gt; &gt;&gt; &lt;&lt; &gt;&gt;</text:p>
          </table:table-cell>
          <table:table-cell table:style-name="ce4"/>
          <table:table-cell table:style-name="ce19"/>
          <table:table-cell table:style-name="ce23" office:value-type="string" calcext:value-type="string">
            <text:p>Alix mauvais message erreur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&gt;' 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at &lt;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ls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at &lt; ls &gt;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ls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cat &gt; ls1 &lt; ls2</text:p>
            <text:p>$&gt;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ls2: No such file or directory</text:p>
            <text:p>$&gt;</text:p>
            <text:p>ls1 [...]</text:p>
            <text:p>$&gt;</text:p>
          </table:table-cell>
          <table:table-cell table:style-name="ce1" office:value-type="string" calcext:value-type="string">
            <text:p>1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&gt;&gt;hola</text:p>
            <text:p>$&gt; cat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&gt; bonjour</text:p>
            <text:p>$&gt; cat &lt;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&gt;bonjour</text:p>
            <text:p>$&gt; cat &lt;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&gt;bonjour</text:p>
            <text:p>$&gt; cat&lt;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&gt; bonjour</text:p>
            <text:p>$&gt; cat&lt;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&gt;bonjour</text:p>
            <text:p>$&gt; cat&lt;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&gt; bonjour</text:p>
            <text:p>$&gt; cat &lt;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&gt; srcs/bonjour</text:p>
            <text:p>$&gt; cat &lt; srcs/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&gt;srcs/bonjour</text:p>
            <text:p>$&gt; cat &lt;srcs/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hola &gt; bonjour</text:p>
            <text:p>$&gt; echo que tal &gt;&gt; bonjour</text:p>
            <text:p>$&gt; cat &lt;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que tal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cho hola &gt; bonjour</text:p>
            <text:p>$&gt; rm bonjour</text:p>
            <text:p>$&gt; echo que tal &gt;&gt; bonjour</text:p>
            <text:p>$&gt; cat &lt;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que tal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'c'"h"o hola &gt; bonjour</text:p>
            <text:p>$&gt; cat 'bo'"n"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cho hola &gt; bonjour\ 1</text:p>
            <text:p>$&gt; ls</text:p>
            <text:p>$&gt; cat bonjour\ 1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 1' [...]</text:p>
            <text:p>$&gt;</text:p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echo hola &gt; bonjour hey</text:p>
            <text:p>$&gt; ls</text:p>
            <text:p>$&gt; cat bonjour</text:p>
            <text:p>$&gt; cat hey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 [...]</text:p>
            <text:p>$&gt;</text:p>
            <text:p>hola hey</text:p>
            <text:p>$&gt;</text:p>
            <text:p>cat: hey: No such file or directory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cho hola &gt; srcs/bonjour</text:p>
            <text:p>$&gt; echo hey &gt; srcs/hello</text:p>
            <text:p>$&gt; &gt;srcs/bonjour &gt;srcs/hello &lt;prout</text:p>
            <text:p>$&gt; cat srcs/bonjour srcs/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hola &gt; srcs/bonjour</text:p>
            <text:p>$&gt; echo hey &gt; srcs/hello</text:p>
            <text:p>$&gt; rm srcs/bonjour srcs/hello</text:p>
            <text:p>$&gt; &gt;srcs/bonjour &gt;srcs/hello &lt;prout</text:p>
            <text:p>$&gt; ls srcs</text:p>
            <text:p>$&gt; cat srcs/bonjour srcs/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bonjour hello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hola &gt; srcs/bonjour</text:p>
            <text:p>$&gt; echo hey &gt; srcs/hello</text:p>
            <text:p>$&gt; &gt;srcs/bonjour &lt;prout &gt;srcs/hello </text:p>
            <text:p>$&gt; cat srcs/bonjour </text:p>
            <text:p>$&gt; cat srcs/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hola &gt; srcs/bonjour</text:p>
            <text:p>$&gt; echo hey &gt; srcs/hello</text:p>
            <text:p>$&gt; rm srcs/bonjour srcs/hello</text:p>
            <text:p>$&gt; &gt;srcs/bonjour &lt;prout &gt;srcs/hello </text:p>
            <text:p>$&gt; ls srcs</text:p>
            <text:p>$&gt; cat srcs/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cho hola &gt; ../bonjour</text:p>
            <text:p>$&gt; echo hey &gt; ../hello</text:p>
            <text:p>$&gt; &gt;../bonjour &gt;../hello &lt;prout</text:p>
            <text:p>$&gt; cat ../bonjour ../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hola &gt; ../bonjour</text:p>
            <text:p>$&gt; echo hey &gt; ../hello</text:p>
            <text:p>$&gt; rm ../bonjour ../hello</text:p>
            <text:p>$&gt; &gt;../bonjour &gt;../hello &lt;prout</text:p>
            <text:p>$&gt; ls ..</text:p>
            <text:p>$&gt; cat ../bonjour ../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bonjour hello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hola &gt; ../bonjour</text:p>
            <text:p>$&gt; echo hey &gt; ../hello</text:p>
            <text:p>$&gt; &gt;../bonjour &lt;prout &gt;../hello </text:p>
            <text:p>$&gt; cat ../bonjour </text:p>
            <text:p>$&gt; cat ../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hola &gt; ../bonjour</text:p>
            <text:p>$&gt; echo hey &gt; ../hello</text:p>
            <text:p>$&gt; rm ../bonjour ../hello</text:p>
            <text:p>$&gt; &gt;../bonjour &lt;prout &gt;../hello </text:p>
            <text:p>$&gt; ls ..</text:p>
            <text:p>$&gt; cat ../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hola &gt; srcs/bonjour</text:p>
            <text:p>$&gt; echo hey &gt; srcs/hello</text:p>
            <text:p>$&gt; &gt;srcs/bonjour &gt;&gt;srcs/hello &lt;prout</text:p>
            <text:p>$&gt; cat srcs/bonjour </text:p>
            <text:p>$&gt; cat srcs/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hola &gt; srcs/bonjour</text:p>
            <text:p>$&gt; echo hey &gt; srcs/hello</text:p>
            <text:p>$&gt; &gt;&gt;srcs/bonjour &gt;srcs/hello &lt;prout</text:p>
            <text:p>$&gt; cat srcs/bonjour </text:p>
            <text:p>$&gt; cat srcs/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echo hola &gt; srcs/bonjour</text:p>
            <text:p>$&gt; echo hey &gt; srcs/hello</text:p>
            <text:p>$&gt; &gt;&gt;srcs/bonjour &gt;&gt;srcs/hello &lt;prout</text:p>
            <text:p>$&gt; cat srcs/bonjour </text:p>
            <text:p>$&gt; cat srcs/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hola &gt; srcs/bonjour</text:p>
            <text:p>$&gt; echo hey &gt; srcs/hello</text:p>
            <text:p>$&gt; &gt;srcs/bonjour &lt;prout &gt;&gt;srcs/hello</text:p>
            <text:p>$&gt; cat srcs/bonjour </text:p>
            <text:p>$&gt; cat srcs/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echo hola &gt; srcs/bonjour</text:p>
            <text:p>$&gt; echo hey &gt; srcs/hello</text:p>
            <text:p>$&gt; &gt;&gt;srcs/bonjour &lt;prout &gt;srcs/hello</text:p>
            <text:p>$&gt; cat srcs/bonjour </text:p>
            <text:p>$&gt; cat srcs/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echo hola &gt; srcs/bonjour</text:p>
            <text:p>$&gt; echo hey &gt; srcs/hello</text:p>
            <text:p>$&gt; &gt;&gt;srcs/bonjour &lt;prout &gt;&gt;srcs/hello</text:p>
            <text:p>$&gt; cat srcs/bonjour </text:p>
            <text:p>$&gt; cat srcs/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echo hola &gt; srcs/bonjour</text:p>
            <text:p>$&gt; echo hey &gt; srcs/hello</text:p>
            <text:p>$&gt; &lt;prout &gt;&gt;srcs/bonjour &gt;&gt;srcs/hello</text:p>
            <text:p>$&gt; cat srcs/bonjour </text:p>
            <text:p>$&gt; cat srcs/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cho hola &gt; bonjour</text:p>
            <text:p>$&gt; echo hey &gt; hello</text:p>
            <text:p>$&gt; &lt;bonjour &gt;hello</text:p>
            <text:p>$&gt; cat bonjour 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&gt;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cho hola &gt; bonjour</text:p>
            <text:p>$&gt; echo hey &gt; hello</text:p>
            <text:p>$&gt; &gt;bonjour &gt;hello &lt; prout</text:p>
            <text:p>$&gt; cat bonjour 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hola &gt; bonjour</text:p>
            <text:p>$&gt; echo hey &gt; hello</text:p>
            <text:p>$&gt; rm bonjour hello</text:p>
            <text:p>$&gt; &gt;bonjour &gt;hello &lt; prout</text:p>
            <text:p>$&gt; cat bonjour 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echo hola &gt; bonjour</text:p>
            <text:p>$&gt; echo hey &gt; hello</text:p>
            <text:p>$&gt; &gt;bonjour &lt;prout hello</text:p>
            <text:p>$&gt; cat bonjour 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echo hola &gt; bonjour</text:p>
            <text:p>$&gt; echo hey &gt; hello</text:p>
            <text:p>$&gt; rm bonjour hello</text:p>
            <text:p>$&gt; &gt;bonjour &lt;prout hello</text:p>
            <text:p>$&gt; cat bonjour 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1</text:p>
            <text:p>0</text:p>
          </table:table-cell>
          <table:table-cell table:style-name="ce1" office:value-type="string" calcext:value-type="string">
            <text:p>Le fichier hello n'existe pas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hola &gt; bonjour</text:p>
            <text:p>$&gt; &lt;bonjour cat | wc &gt; bonjour</text:p>
            <text:p>$&gt; cat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0 0 0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27" office:value-type="string" calcext:value-type="string">
            <text:p>$&gt; echo “ ‘ $USER’”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5"/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rm -f bonjour</text:p>
            <text:p>$&gt; rm bonjour &gt; bonjour</text:p>
            <text:p>$&gt; ls -l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ls: cannot access 'bonjour': No such file or directory</text:p>
          </table:table-cell>
          <table:table-cell table:style-name="ce1" office:value-type="string" calcext:value-type="string">
            <text:p>0</text:p>
            <text:p>0</text:p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"bonjour hello"</text:p>
            <text:p>$&gt; &gt;$HOLA</text:p>
            <text:p>$&gt;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'bonjour hello' [...]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"bonjour hello"</text:p>
            <text:p>$&gt; &gt;"$HOLA"</text:p>
            <text:p>$&gt;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'bonjour hello' [...]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"bonjour hello"</text:p>
            <text:p>$&gt; &gt;$"HOLA"</text:p>
            <text:p>$&gt;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 [...]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"bonjour hello"</text:p>
            <text:p>$&gt; &gt;$HOLA&gt;hey</text:p>
            <text:p>$&gt;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'bonjour hello' hey [...]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"bonjour hello"</text:p>
            <text:p>$&gt; &gt;hey&gt;$HOLA</text:p>
            <text:p>$&gt;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'bonjour hello' hey [...]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xport HOLA="bonjour hello"</text:p>
            <text:p>$&gt; &gt;hey&gt;$HOLA&gt;hey&gt;hey</text:p>
            <text:p>$&gt;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'bonjour hello' hey [...]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export A=hey</text:p>
            <text:p>$&gt; export A B=Hola D E C="Que Tal"</text:p>
            <text:p>$&gt; echo $PROUT$B$C &gt; /tmp/a &gt; /tmp/b &gt; /tmp/c</text:p>
            <text:p>$&gt; cat /tmp/a</text:p>
            <text:p>$&gt; cat /tmp/b</text:p>
            <text:p>$&gt; cat /tmp/c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$&gt;</text:p>
            <text:p>$&gt;</text:p>
            <text:p>HolaQue Tal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 table:number-columns-spanned="9" table:number-rows-spanned="1">
            <text:p>!!!!! Contenu du fichier a : "Amour Tu es Horrible"</text:p>
            <text:p>!!!!! Contenu du fichier b : "0123456789"</text:p>
            <text:p>!!!!! Contenu du fichier c : "Prout"</text:p>
          </table:table-cell>
          <table:covered-table-cell table:number-columns-repeated="4"/>
          <table:covered-table-cell table:number-columns-repeated="3" table:style-name="ce3"/>
          <table:covered-table-cell/>
          <table:table-cell table:style-name="ce4" table:number-columns-repeated="21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&lt;a cat &lt;b &lt;c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Prout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&lt;a cat &lt;b &lt;c</text:p>
            <text:p>$&gt; cat a</text:p>
            <text:p>$&gt; cat b</text:p>
            <text:p>$&gt; cat c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$&gt;</text:p>
            <text:p>$&gt;</text:p>
            <text:p>Amour Tu es Horrible</text:p>
            <text:p>0123456789</text:p>
            <text:p>Prout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8">
          <table:covered-table-cell/>
          <table:table-cell table:style-name="ce27" office:value-type="string" calcext:value-type="string">
            <text:p>$&gt; &gt;a ls &gt;b &gt;&gt;c &gt;d</text:p>
            <text:p>$&gt; cat a</text:p>
            <text:p>$&gt; cat b</text:p>
            <text:p>$&gt; cat c</text:p>
            <text:p>$&gt; cat 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$&gt;</text:p>
            <text:p>$&gt;</text:p>
            <text:p>Prout</text:p>
            <text:p>$&gt;</text:p>
            <text:p>crashtest.c</text:p>
            <text:p>Docs</text:p>
            <text:p>[...]</text:p>
            <text:p>test.c</text:p>
            <text:p>$&gt; 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8">
          <table:covered-table-cell/>
          <table:table-cell table:style-name="ce27" office:value-type="string" calcext:value-type="string">
            <text:p>$&gt; &gt;a ls &gt;b &gt;&gt;c &gt;d</text:p>
            <text:p>$&gt; cat a</text:p>
            <text:p>$&gt; cat b</text:p>
            <text:p>$&gt; cat c</text:p>
            <text:p>$&gt; cat 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$&gt;</text:p>
            <text:p>$&gt;</text:p>
            <text:p>Prout</text:p>
            <text:p>$&gt;</text:p>
            <text:p>crashtest.c</text:p>
            <text:p>Docs</text:p>
            <text:p>[...]</text:p>
            <text:p>test.c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echo hola &gt; a &gt; b &gt; c</text:p>
            <text:p>$&gt; cat a</text:p>
            <text:p>$&gt; cat b</text:p>
            <text:p>$&gt; cat c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$&gt;</text:p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mkdir dir</text:p>
            <text:p>$&gt; ls -la &gt; dir/bonjour</text:p>
            <text:p>$&gt; cat dir/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total 16</text:p>
            <text:p>drwx------ 2 vietdu91 [...] .</text:p>
            <text:p>drwxrwxewt 51 root [...] ..</text:p>
            <text:p>[...]</text:p>
            <text:p>$&gt; 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&lt;a</text:p>
            <text:p>$&gt; cat 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Amour Tu es Horribl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&gt;d cat &lt;a &gt;&gt;e</text:p>
            <text:p>$&gt; cat a</text:p>
            <text:p>$&gt; cat d</text:p>
            <text:p>$&gt; cat 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Amour</text:p>
            <text:p>$&gt;</text:p>
            <text:p>Amour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lt; a &gt; b cat &gt; hey &gt;&gt; d</text:p>
            <text:p>$&gt; cat d</text:p>
            <text:p>$&gt;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Amour Tu Es Horrible</text:p>
            <text:p>$&gt;</text:p>
            <text:p>[...] a b hey d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table-cell table:style-name="ce3" office:value-type="string" calcext:value-type="string" table:number-columns-spanned="1" table:number-rows-spanned="19">
            <text:p>HEREDOC ⏮️</text:p>
          </table:table-cell>
          <table:table-cell table:style-name="ce27" office:value-type="string" calcext:value-type="string">
            <text:p>$&gt; cat &lt;&lt;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&gt; $HOME</text:p>
            <text:p>&gt; hola</text:p>
            <text:p>/home/vietdu91</text:p>
            <text:p>$&gt; 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at &lt;&lt; 'hola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at &lt;&lt; "hola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at &lt;&lt; ho"la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27" office:value-type="string" calcext:value-type="string">
            <text:p>$&gt; cat &lt;&lt; $HOM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&gt; prout</text:p>
            <text:p>&gt; /home/vietdu91</text:p>
            <text:p>&gt; $HO</text:p>
            <text:p>&gt; $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9">
          <table:covered-table-cell/>
          <table:table-cell table:style-name="ce27" office:value-type="string" calcext:value-type="string">
            <text:p>$&gt; cat &lt;&lt; hola &gt; bonjour</text:p>
            <text:p>$&gt; cat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&gt; prout</text:p>
            <text:p>&gt; croutte</text:p>
            <text:p>&gt; antoine pue</text:p>
            <text:p>&gt; hola</text:p>
            <text:p>$&gt;</text:p>
            <text:p>prout</text:p>
            <text:p>croutte</text:p>
            <text:p>antoine pue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9">
          <table:covered-table-cell/>
          <table:table-cell table:style-name="ce27" office:value-type="string" calcext:value-type="string">
            <text:p>$&gt; cat &lt;&lt; hola | re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&gt; prout</text:p>
            <text:p>&gt; croutte</text:p>
            <text:p>&gt; antoine pue</text:p>
            <text:p>&gt; hola</text:p>
            <text:p>tuorp</text:p>
            <text:p>ettuorc</text:p>
            <text:p>eup eniotn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27" office:value-type="string" calcext:value-type="string">
            <text:p>$&gt; &lt;&lt;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&gt; chola</text:p>
            <text:p>&gt; holache</text:p>
            <text:p>&gt; hola</text:p>
            <text:p>&gt; "hola"</text:p>
            <text:p>&gt; 'hola'</text:p>
            <text:p>&gt; 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&lt;&lt;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&gt;</text:p>
            <text:p>&gt;</text:p>
            <text:p>&gt; 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cat &lt;&lt;</text:p>
          </table:table-cell>
          <table:table-cell table:style-name="ce4"/>
          <table:table-cell table:style-name="ce19"/>
          <table:table-cell table:style-name="ce23" office:value-type="string" calcext:value-type="string">
            <text:p>ALIX 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newline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27" office:value-type="string" calcext:value-type="string">
            <text:p>$&gt; cat &lt;&lt; prout &lt;&lt; lol &lt;&lt; koa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&gt; prout</text:p>
            <text:p>&gt; lol</text:p>
            <text:p>&gt; koa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27" office:value-type="string" calcext:value-type="string">
            <text:p>$&gt; prout &lt;&lt; lol &lt;&lt; cat &lt;&lt; koa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&gt; prout</text:p>
            <text:p>&gt; lol</text:p>
            <text:p>&gt; cat</text:p>
            <text:p>&gt; koala</text:p>
            <text:p>bash: prout: command not found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&lt;&lt; $hola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&gt; $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&lt;&lt; $"hola"$"b"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&gt; holab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&lt;&lt; $"$hola"$$"b"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&gt; $hola$$b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&lt;&lt; ho$la$"$a"$$"b"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&gt; hola$a$$b</text:p>
            <text:p>&gt; ho$la$a$$nb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echo hola &lt;&lt;&lt; bonjour</text:p>
          </table:table-cell>
          <table:table-cell table:style-name="ce4"/>
          <table:table-cell table:style-name="ce19"/>
          <table:table-cell table:style-name="ce23" office:value-type="string" calcext:value-type="string">
            <text:p>ALIX 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hola &lt;&lt;&lt;&lt; bonjour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&l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echo hola &lt;&lt;&lt;&lt;&lt; bonjour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&lt;&l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14">
          <table:table-cell table:style-name="ce3" office:value-type="string" calcext:value-type="string" table:number-columns-spanned="1" table:number-rows-spanned="6">
            <text:p>WILDCARD ⭐</text:p>
          </table:table-cell>
          <table:table-cell table:style-name="ce27" office:value-type="string" calcext:value-type="string">
            <text:p>$&gt; ls *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test.c</text:p>
            <text:p/>
            <text:p>Docs:</text:p>
            <text:p>identite.pdf loyer.pdf</text:p>
            <text:p>srcs:</text:p>
            <text:p>main.c utils.c sor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ls *.*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27" office:value-type="string" calcext:value-type="string">
            <text:p>$&gt; ls *.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ls: cannot access '*.hola' : No such file or directory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cat M*le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[affiche le Makefile]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cat M*ee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at: 'M*ee': No such file or director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27" office:value-type="string" calcext:value-type="string">
            <text:p>$&gt; cat Make*file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[affiche le Makefile]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" table:number-rows-repeated="98">
          <table:table-cell table:number-columns-repeated="6"/>
          <table:table-cell table:style-name="ce1" table:number-columns-repeated="3"/>
          <table:table-cell table:number-columns-repeated="1015"/>
        </table:table-row>
        <table:table-row table:style-name="ro1" table:number-rows-repeated="10477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1:28:12.901576126</meta:creation-date>
    <dc:date>2023-11-16T17:40:23.722454385</dc:date>
    <meta:editing-duration>PT6H30M17S</meta:editing-duration>
    <meta:editing-cycles>66</meta:editing-cycles>
    <meta:generator>LibreOffice/7.3.7.2$Linux_X86_64 LibreOffice_project/30$Build-2</meta:generator>
    <meta:document-statistic meta:table-count="1" meta:cell-count="2609" meta:object-count="0"/>
  </office:meta>
</office:document-meta>
</file>